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" table:style-name="ta1">
        <table:shapes>
          <draw:frame draw:z-index="0" draw:style-name="gr1" draw:text-style-name="P1" svg:width="7.1358in" svg:height="6.6638in" svg:x="6.2067in" svg:y="6.0839in">
            <draw:object draw:notify-on-update-of-ranges="log.A1:log.A500 log.B1:log.B500 log.G1:log.G2 log.F1:log.F2 log.A1:log.A500 log.C1:log.C500 log.A1:log.A500 log.D1:log.D5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0492in" svg:height="5.55in" svg:x="6.2303in" svg:y="0.1673in">
            <draw:object draw:notify-on-update-of-ranges="log.A1:log.A1254 log.B1:log.B1254 log.G5:log.G6 log.F5:log.F6 log.G1:log.G2 log.F1:log.F2 log.A1:log.A1254 log.C1:log.C1254 log.A1:log.A1254 log.D1:log.D12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7.36" calcext:value-type="float">
            <text:p>527.36</text:p>
          </table:table-cell>
          <table:table-cell office:value-type="float" office:value="2" calcext:value-type="float">
            <text:p>2</text:p>
          </table:table-cell>
          <table:table-cell office:value-type="float" office:value="6894.995" calcext:value-type="float">
            <text:p>6894.995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7.825" calcext:value-type="float">
            <text:p>517.825</text:p>
          </table:table-cell>
          <table:table-cell office:value-type="float" office:value="4" calcext:value-type="float">
            <text:p>4</text:p>
          </table:table-cell>
          <table:table-cell office:value-type="float" office:value="6913.664" calcext:value-type="float">
            <text:p>6913.664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7.368" calcext:value-type="float">
            <text:p>507.368</text:p>
          </table:table-cell>
          <table:table-cell office:value-type="float" office:value="6" calcext:value-type="float">
            <text:p>6</text:p>
          </table:table-cell>
          <table:table-cell office:value-type="float" office:value="6902.964" calcext:value-type="float">
            <text:p>6902.96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1.812" calcext:value-type="float">
            <text:p>501.812</text:p>
          </table:table-cell>
          <table:table-cell office:value-type="float" office:value="8" calcext:value-type="float">
            <text:p>8</text:p>
          </table:table-cell>
          <table:table-cell office:value-type="float" office:value="6909.397" calcext:value-type="float">
            <text:p>6909.39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5.401" calcext:value-type="float">
            <text:p>495.401</text:p>
          </table:table-cell>
          <table:table-cell office:value-type="float" office:value="10" calcext:value-type="float">
            <text:p>10</text:p>
          </table:table-cell>
          <table:table-cell office:value-type="float" office:value="6909.574" calcext:value-type="float">
            <text:p>6909.574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6.22" calcext:value-type="float">
            <text:p>486.22</text:p>
          </table:table-cell>
          <table:table-cell office:value-type="float" office:value="11" calcext:value-type="float">
            <text:p>11</text:p>
          </table:table-cell>
          <table:table-cell office:value-type="float" office:value="6915.904" calcext:value-type="float">
            <text:p>6915.904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5.433" calcext:value-type="float">
            <text:p>475.433</text:p>
          </table:table-cell>
          <table:table-cell office:value-type="float" office:value="13" calcext:value-type="float">
            <text:p>13</text:p>
          </table:table-cell>
          <table:table-cell office:value-type="float" office:value="6922.83" calcext:value-type="float">
            <text:p>6922.8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1.307" calcext:value-type="float">
            <text:p>461.307</text:p>
          </table:table-cell>
          <table:table-cell office:value-type="float" office:value="15" calcext:value-type="float">
            <text:p>15</text:p>
          </table:table-cell>
          <table:table-cell office:value-type="float" office:value="6929.336" calcext:value-type="float">
            <text:p>6929.33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5.529" calcext:value-type="float">
            <text:p>455.529</text:p>
          </table:table-cell>
          <table:table-cell office:value-type="float" office:value="17" calcext:value-type="float">
            <text:p>17</text:p>
          </table:table-cell>
          <table:table-cell office:value-type="float" office:value="6931.985" calcext:value-type="float">
            <text:p>6931.98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6.246" calcext:value-type="float">
            <text:p>406.246</text:p>
          </table:table-cell>
          <table:table-cell office:value-type="float" office:value="19" calcext:value-type="float">
            <text:p>19</text:p>
          </table:table-cell>
          <table:table-cell office:value-type="float" office:value="6926.33" calcext:value-type="float">
            <text:p>6926.3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1.531" calcext:value-type="float">
            <text:p>401.531</text:p>
          </table:table-cell>
          <table:table-cell office:value-type="float" office:value="20" calcext:value-type="float">
            <text:p>20</text:p>
          </table:table-cell>
          <table:table-cell office:value-type="float" office:value="6914.846" calcext:value-type="float">
            <text:p>6914.846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8.948" calcext:value-type="float">
            <text:p>368.948</text:p>
          </table:table-cell>
          <table:table-cell office:value-type="float" office:value="22" calcext:value-type="float">
            <text:p>22</text:p>
          </table:table-cell>
          <table:table-cell office:value-type="float" office:value="6909.19" calcext:value-type="float">
            <text:p>6909.19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7.101" calcext:value-type="float">
            <text:p>367.101</text:p>
          </table:table-cell>
          <table:table-cell office:value-type="float" office:value="24" calcext:value-type="float">
            <text:p>24</text:p>
          </table:table-cell>
          <table:table-cell office:value-type="float" office:value="6920.674" calcext:value-type="float">
            <text:p>6920.67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4.569" calcext:value-type="float">
            <text:p>364.569</text:p>
          </table:table-cell>
          <table:table-cell office:value-type="float" office:value="26" calcext:value-type="float">
            <text:p>26</text:p>
          </table:table-cell>
          <table:table-cell office:value-type="float" office:value="6914.167" calcext:value-type="float">
            <text:p>6914.16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6.594" calcext:value-type="float">
            <text:p>356.594</text:p>
          </table:table-cell>
          <table:table-cell office:value-type="float" office:value="28" calcext:value-type="float">
            <text:p>28</text:p>
          </table:table-cell>
          <table:table-cell office:value-type="float" office:value="6902.005" calcext:value-type="float">
            <text:p>6902.00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7.391" calcext:value-type="float">
            <text:p>337.391</text:p>
          </table:table-cell>
          <table:table-cell office:value-type="float" office:value="30" calcext:value-type="float">
            <text:p>30</text:p>
          </table:table-cell>
          <table:table-cell office:value-type="float" office:value="6908.512" calcext:value-type="float">
            <text:p>6908.51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6.183" calcext:value-type="float">
            <text:p>336.183</text:p>
          </table:table-cell>
          <table:table-cell office:value-type="float" office:value="32" calcext:value-type="float">
            <text:p>32</text:p>
          </table:table-cell>
          <table:table-cell office:value-type="float" office:value="6920.674" calcext:value-type="float">
            <text:p>6920.674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9.821" calcext:value-type="float">
            <text:p>279.821</text:p>
          </table:table-cell>
          <table:table-cell office:value-type="float" office:value="34" calcext:value-type="float">
            <text:p>34</text:p>
          </table:table-cell>
          <table:table-cell office:value-type="float" office:value="6915.018" calcext:value-type="float">
            <text:p>6915.0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8.95" calcext:value-type="float">
            <text:p>278.95</text:p>
          </table:table-cell>
          <table:table-cell office:value-type="float" office:value="35" calcext:value-type="float">
            <text:p>35</text:p>
          </table:table-cell>
          <table:table-cell office:value-type="float" office:value="6915.905" calcext:value-type="float">
            <text:p>6915.90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9.806" calcext:value-type="float">
            <text:p>259.806</text:p>
          </table:table-cell>
          <table:table-cell office:value-type="float" office:value="36" calcext:value-type="float">
            <text:p>36</text:p>
          </table:table-cell>
          <table:table-cell office:value-type="float" office:value="6910.885" calcext:value-type="float">
            <text:p>6910.88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5.689" calcext:value-type="float">
            <text:p>235.689</text:p>
          </table:table-cell>
          <table:table-cell office:value-type="float" office:value="38" calcext:value-type="float">
            <text:p>38</text:p>
          </table:table-cell>
          <table:table-cell office:value-type="float" office:value="6917.215" calcext:value-type="float">
            <text:p>6917.215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5.683" calcext:value-type="float">
            <text:p>235.683</text:p>
          </table:table-cell>
          <table:table-cell office:value-type="float" office:value="39" calcext:value-type="float">
            <text:p>39</text:p>
          </table:table-cell>
          <table:table-cell office:value-type="float" office:value="6917.016" calcext:value-type="float">
            <text:p>6917.01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3.007" calcext:value-type="float">
            <text:p>223.007</text:p>
          </table:table-cell>
          <table:table-cell office:value-type="float" office:value="41" calcext:value-type="float">
            <text:p>41</text:p>
          </table:table-cell>
          <table:table-cell office:value-type="float" office:value="6923.523" calcext:value-type="float">
            <text:p>6923.5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7.684" calcext:value-type="float">
            <text:p>217.684</text:p>
          </table:table-cell>
          <table:table-cell office:value-type="float" office:value="43" calcext:value-type="float">
            <text:p>43</text:p>
          </table:table-cell>
          <table:table-cell office:value-type="float" office:value="6942.191" calcext:value-type="float">
            <text:p>6942.191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5.046" calcext:value-type="float">
            <text:p>195.046</text:p>
          </table:table-cell>
          <table:table-cell office:value-type="float" office:value="45" calcext:value-type="float">
            <text:p>45</text:p>
          </table:table-cell>
          <table:table-cell office:value-type="float" office:value="6934.15" calcext:value-type="float">
            <text:p>6934.1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3.714" calcext:value-type="float">
            <text:p>183.714</text:p>
          </table:table-cell>
          <table:table-cell office:value-type="float" office:value="47" calcext:value-type="float">
            <text:p>47</text:p>
          </table:table-cell>
          <table:table-cell office:value-type="float" office:value="6934.326" calcext:value-type="float">
            <text:p>6934.326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3.573" calcext:value-type="float">
            <text:p>183.573</text:p>
          </table:table-cell>
          <table:table-cell office:value-type="float" office:value="49" calcext:value-type="float">
            <text:p>49</text:p>
          </table:table-cell>
          <table:table-cell office:value-type="float" office:value="6933.439" calcext:value-type="float">
            <text:p>6933.439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1.36" calcext:value-type="float">
            <text:p>181.36</text:p>
          </table:table-cell>
          <table:table-cell office:value-type="float" office:value="51" calcext:value-type="float">
            <text:p>51</text:p>
          </table:table-cell>
          <table:table-cell office:value-type="float" office:value="6945.601" calcext:value-type="float">
            <text:p>6945.60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7.624" calcext:value-type="float">
            <text:p>177.624</text:p>
          </table:table-cell>
          <table:table-cell office:value-type="float" office:value="53" calcext:value-type="float">
            <text:p>53</text:p>
          </table:table-cell>
          <table:table-cell office:value-type="float" office:value="6935.382" calcext:value-type="float">
            <text:p>6935.382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7.233" calcext:value-type="float">
            <text:p>177.233</text:p>
          </table:table-cell>
          <table:table-cell office:value-type="float" office:value="55" calcext:value-type="float">
            <text:p>55</text:p>
          </table:table-cell>
          <table:table-cell office:value-type="float" office:value="6927.568" calcext:value-type="float">
            <text:p>6927.568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1.477" calcext:value-type="float">
            <text:p>171.477</text:p>
          </table:table-cell>
          <table:table-cell office:value-type="float" office:value="57" calcext:value-type="float">
            <text:p>57</text:p>
          </table:table-cell>
          <table:table-cell office:value-type="float" office:value="6925.32" calcext:value-type="float">
            <text:p>6925.32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4.004" calcext:value-type="float">
            <text:p>154.004</text:p>
          </table:table-cell>
          <table:table-cell office:value-type="float" office:value="58" calcext:value-type="float">
            <text:p>58</text:p>
          </table:table-cell>
          <table:table-cell office:value-type="float" office:value="6943.779" calcext:value-type="float">
            <text:p>6943.779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8.207" calcext:value-type="float">
            <text:p>148.207</text:p>
          </table:table-cell>
          <table:table-cell office:value-type="float" office:value="60" calcext:value-type="float">
            <text:p>60</text:p>
          </table:table-cell>
          <table:table-cell office:value-type="float" office:value="6962.448" calcext:value-type="float">
            <text:p>6962.44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7.677" calcext:value-type="float">
            <text:p>147.677</text:p>
          </table:table-cell>
          <table:table-cell office:value-type="float" office:value="61" calcext:value-type="float">
            <text:p>61</text:p>
          </table:table-cell>
          <table:table-cell office:value-type="float" office:value="6957.918" calcext:value-type="float">
            <text:p>6957.918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5.854" calcext:value-type="float">
            <text:p>135.854</text:p>
          </table:table-cell>
          <table:table-cell office:value-type="float" office:value="63" calcext:value-type="float">
            <text:p>63</text:p>
          </table:table-cell>
          <table:table-cell office:value-type="float" office:value="6945.756" calcext:value-type="float">
            <text:p>6945.756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4.196" calcext:value-type="float">
            <text:p>134.196</text:p>
          </table:table-cell>
          <table:table-cell office:value-type="float" office:value="64" calcext:value-type="float">
            <text:p>64</text:p>
          </table:table-cell>
          <table:table-cell office:value-type="float" office:value="6939.458" calcext:value-type="float">
            <text:p>6939.458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4.196" calcext:value-type="float">
            <text:p>134.196</text:p>
          </table:table-cell>
          <table:table-cell office:value-type="float" office:value="65" calcext:value-type="float">
            <text:p>65</text:p>
          </table:table-cell>
          <table:table-cell office:value-type="float" office:value="6939.458" calcext:value-type="float">
            <text:p>6939.458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3.767" calcext:value-type="float">
            <text:p>133.767</text:p>
          </table:table-cell>
          <table:table-cell office:value-type="float" office:value="65" calcext:value-type="float">
            <text:p>65</text:p>
          </table:table-cell>
          <table:table-cell office:value-type="float" office:value="6940.137" calcext:value-type="float">
            <text:p>6940.137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2.994" calcext:value-type="float">
            <text:p>132.994</text:p>
          </table:table-cell>
          <table:table-cell office:value-type="float" office:value="66" calcext:value-type="float">
            <text:p>66</text:p>
          </table:table-cell>
          <table:table-cell office:value-type="float" office:value="6941.024" calcext:value-type="float">
            <text:p>6941.024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2.908" calcext:value-type="float">
            <text:p>132.908</text:p>
          </table:table-cell>
          <table:table-cell office:value-type="float" office:value="67" calcext:value-type="float">
            <text:p>67</text:p>
          </table:table-cell>
          <table:table-cell office:value-type="float" office:value="6941.232" calcext:value-type="float">
            <text:p>6941.23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2.519" calcext:value-type="float">
            <text:p>132.519</text:p>
          </table:table-cell>
          <table:table-cell office:value-type="float" office:value="68" calcext:value-type="float">
            <text:p>68</text:p>
          </table:table-cell>
          <table:table-cell office:value-type="float" office:value="6921.573" calcext:value-type="float">
            <text:p>6921.57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5.95" calcext:value-type="float">
            <text:p>125.95</text:p>
          </table:table-cell>
          <table:table-cell office:value-type="float" office:value="68" calcext:value-type="float">
            <text:p>68</text:p>
          </table:table-cell>
          <table:table-cell office:value-type="float" office:value="6909.411" calcext:value-type="float">
            <text:p>6909.41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5.088" calcext:value-type="float">
            <text:p>125.088</text:p>
          </table:table-cell>
          <table:table-cell office:value-type="float" office:value="69" calcext:value-type="float">
            <text:p>69</text:p>
          </table:table-cell>
          <table:table-cell office:value-type="float" office:value="6908.884" calcext:value-type="float">
            <text:p>6908.884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5.088" calcext:value-type="float">
            <text:p>125.088</text:p>
          </table:table-cell>
          <table:table-cell office:value-type="float" office:value="70" calcext:value-type="float">
            <text:p>70</text:p>
          </table:table-cell>
          <table:table-cell office:value-type="float" office:value="6908.884" calcext:value-type="float">
            <text:p>6908.88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3.593" calcext:value-type="float">
            <text:p>123.593</text:p>
          </table:table-cell>
          <table:table-cell office:value-type="float" office:value="72" calcext:value-type="float">
            <text:p>72</text:p>
          </table:table-cell>
          <table:table-cell office:value-type="float" office:value="6908.884" calcext:value-type="float">
            <text:p>6908.88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7.359" calcext:value-type="float">
            <text:p>117.359</text:p>
          </table:table-cell>
          <table:table-cell office:value-type="float" office:value="71" calcext:value-type="float">
            <text:p>71</text:p>
          </table:table-cell>
          <table:table-cell office:value-type="float" office:value="6908.708" calcext:value-type="float">
            <text:p>6908.708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4.804" calcext:value-type="float">
            <text:p>114.804</text:p>
          </table:table-cell>
          <table:table-cell office:value-type="float" office:value="72" calcext:value-type="float">
            <text:p>72</text:p>
          </table:table-cell>
          <table:table-cell office:value-type="float" office:value="6921.079" calcext:value-type="float">
            <text:p>6921.079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4.413" calcext:value-type="float">
            <text:p>114.413</text:p>
          </table:table-cell>
          <table:table-cell office:value-type="float" office:value="72" calcext:value-type="float">
            <text:p>72</text:p>
          </table:table-cell>
          <table:table-cell office:value-type="float" office:value="6921.966" calcext:value-type="float">
            <text:p>6921.96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3.358" calcext:value-type="float">
            <text:p>113.358</text:p>
          </table:table-cell>
          <table:table-cell office:value-type="float" office:value="72" calcext:value-type="float">
            <text:p>72</text:p>
          </table:table-cell>
          <table:table-cell office:value-type="float" office:value="6903.297" calcext:value-type="float">
            <text:p>6903.297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3.318" calcext:value-type="float">
            <text:p>113.318</text:p>
          </table:table-cell>
          <table:table-cell office:value-type="float" office:value="74" calcext:value-type="float">
            <text:p>74</text:p>
          </table:table-cell>
          <table:table-cell office:value-type="float" office:value="6903.506" calcext:value-type="float">
            <text:p>6903.50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2.693" calcext:value-type="float">
            <text:p>112.693</text:p>
          </table:table-cell>
          <table:table-cell office:value-type="float" office:value="73" calcext:value-type="float">
            <text:p>73</text:p>
          </table:table-cell>
          <table:table-cell office:value-type="float" office:value="6903.506" calcext:value-type="float">
            <text:p>6903.506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2.318" calcext:value-type="float">
            <text:p>112.318</text:p>
          </table:table-cell>
          <table:table-cell office:value-type="float" office:value="75" calcext:value-type="float">
            <text:p>75</text:p>
          </table:table-cell>
          <table:table-cell office:value-type="float" office:value="6915.287" calcext:value-type="float">
            <text:p>6915.287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9.907" calcext:value-type="float">
            <text:p>109.907</text:p>
          </table:table-cell>
          <table:table-cell office:value-type="float" office:value="74" calcext:value-type="float">
            <text:p>74</text:p>
          </table:table-cell>
          <table:table-cell office:value-type="float" office:value="6927.272" calcext:value-type="float">
            <text:p>6927.272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5.598" calcext:value-type="float">
            <text:p>105.598</text:p>
          </table:table-cell>
          <table:table-cell office:value-type="float" office:value="74" calcext:value-type="float">
            <text:p>74</text:p>
          </table:table-cell>
          <table:table-cell office:value-type="float" office:value="6923.107" calcext:value-type="float">
            <text:p>6923.107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4.939" calcext:value-type="float">
            <text:p>94.939</text:p>
          </table:table-cell>
          <table:table-cell office:value-type="float" office:value="73" calcext:value-type="float">
            <text:p>73</text:p>
          </table:table-cell>
          <table:table-cell office:value-type="float" office:value="6905.07" calcext:value-type="float">
            <text:p>6905.07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2.191" calcext:value-type="float">
            <text:p>82.191</text:p>
          </table:table-cell>
          <table:table-cell office:value-type="float" office:value="75" calcext:value-type="float">
            <text:p>75</text:p>
          </table:table-cell>
          <table:table-cell office:value-type="float" office:value="6832.157" calcext:value-type="float">
            <text:p>6832.157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2.191" calcext:value-type="float">
            <text:p>82.191</text:p>
          </table:table-cell>
          <table:table-cell office:value-type="float" office:value="74" calcext:value-type="float">
            <text:p>74</text:p>
          </table:table-cell>
          <table:table-cell office:value-type="float" office:value="6832.157" calcext:value-type="float">
            <text:p>6832.157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1.883" calcext:value-type="float">
            <text:p>81.883</text:p>
          </table:table-cell>
          <table:table-cell office:value-type="float" office:value="74" calcext:value-type="float">
            <text:p>74</text:p>
          </table:table-cell>
          <table:table-cell office:value-type="float" office:value="6830.059" calcext:value-type="float">
            <text:p>6830.059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1.639" calcext:value-type="float">
            <text:p>81.639</text:p>
          </table:table-cell>
          <table:table-cell office:value-type="float" office:value="72" calcext:value-type="float">
            <text:p>72</text:p>
          </table:table-cell>
          <table:table-cell office:value-type="float" office:value="6830.945" calcext:value-type="float">
            <text:p>6830.945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1.639" calcext:value-type="float">
            <text:p>81.639</text:p>
          </table:table-cell>
          <table:table-cell office:value-type="float" office:value="71" calcext:value-type="float">
            <text:p>71</text:p>
          </table:table-cell>
          <table:table-cell office:value-type="float" office:value="6830.945" calcext:value-type="float">
            <text:p>6830.94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1.639" calcext:value-type="float">
            <text:p>81.639</text:p>
          </table:table-cell>
          <table:table-cell office:value-type="float" office:value="72" calcext:value-type="float">
            <text:p>72</text:p>
          </table:table-cell>
          <table:table-cell office:value-type="float" office:value="6830.945" calcext:value-type="float">
            <text:p>6830.945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9.715" calcext:value-type="float">
            <text:p>79.715</text:p>
          </table:table-cell>
          <table:table-cell office:value-type="float" office:value="73" calcext:value-type="float">
            <text:p>73</text:p>
          </table:table-cell>
          <table:table-cell office:value-type="float" office:value="6843.107" calcext:value-type="float">
            <text:p>6843.107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9.687" calcext:value-type="float">
            <text:p>79.687</text:p>
          </table:table-cell>
          <table:table-cell office:value-type="float" office:value="75" calcext:value-type="float">
            <text:p>75</text:p>
          </table:table-cell>
          <table:table-cell office:value-type="float" office:value="6842.898" calcext:value-type="float">
            <text:p>6842.898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9.687" calcext:value-type="float">
            <text:p>79.687</text:p>
          </table:table-cell>
          <table:table-cell office:value-type="float" office:value="76" calcext:value-type="float">
            <text:p>76</text:p>
          </table:table-cell>
          <table:table-cell office:value-type="float" office:value="6842.898" calcext:value-type="float">
            <text:p>6842.898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9.687" calcext:value-type="float">
            <text:p>79.687</text:p>
          </table:table-cell>
          <table:table-cell office:value-type="float" office:value="75" calcext:value-type="float">
            <text:p>75</text:p>
          </table:table-cell>
          <table:table-cell office:value-type="float" office:value="6842.898" calcext:value-type="float">
            <text:p>6842.898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9.16" calcext:value-type="float">
            <text:p>79.16</text:p>
          </table:table-cell>
          <table:table-cell office:value-type="float" office:value="75" calcext:value-type="float">
            <text:p>75</text:p>
          </table:table-cell>
          <table:table-cell office:value-type="float" office:value="6840.605" calcext:value-type="float">
            <text:p>6840.605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8.298" calcext:value-type="float">
            <text:p>78.298</text:p>
          </table:table-cell>
          <table:table-cell office:value-type="float" office:value="76" calcext:value-type="float">
            <text:p>76</text:p>
          </table:table-cell>
          <table:table-cell office:value-type="float" office:value="6841.111" calcext:value-type="float">
            <text:p>6841.111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8.135" calcext:value-type="float">
            <text:p>78.135</text:p>
          </table:table-cell>
          <table:table-cell office:value-type="float" office:value="77" calcext:value-type="float">
            <text:p>77</text:p>
          </table:table-cell>
          <table:table-cell office:value-type="float" office:value="6840.576" calcext:value-type="float">
            <text:p>6840.576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4.603" calcext:value-type="float">
            <text:p>74.603</text:p>
          </table:table-cell>
          <table:table-cell office:value-type="float" office:value="76" calcext:value-type="float">
            <text:p>76</text:p>
          </table:table-cell>
          <table:table-cell office:value-type="float" office:value="6852.738" calcext:value-type="float">
            <text:p>6852.738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4.603" calcext:value-type="float">
            <text:p>74.603</text:p>
          </table:table-cell>
          <table:table-cell office:value-type="float" office:value="75" calcext:value-type="float">
            <text:p>75</text:p>
          </table:table-cell>
          <table:table-cell office:value-type="float" office:value="6852.738" calcext:value-type="float">
            <text:p>6852.738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9.455" calcext:value-type="float">
            <text:p>69.455</text:p>
          </table:table-cell>
          <table:table-cell office:value-type="float" office:value="76" calcext:value-type="float">
            <text:p>76</text:p>
          </table:table-cell>
          <table:table-cell office:value-type="float" office:value="6864.189" calcext:value-type="float">
            <text:p>6864.189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9.455" calcext:value-type="float">
            <text:p>69.455</text:p>
          </table:table-cell>
          <table:table-cell office:value-type="float" office:value="77" calcext:value-type="float">
            <text:p>77</text:p>
          </table:table-cell>
          <table:table-cell office:value-type="float" office:value="6864.189" calcext:value-type="float">
            <text:p>6864.189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9.349" calcext:value-type="float">
            <text:p>69.349</text:p>
          </table:table-cell>
          <table:table-cell office:value-type="float" office:value="75" calcext:value-type="float">
            <text:p>75</text:p>
          </table:table-cell>
          <table:table-cell office:value-type="float" office:value="6863.273" calcext:value-type="float">
            <text:p>6863.27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9.349" calcext:value-type="float">
            <text:p>69.349</text:p>
          </table:table-cell>
          <table:table-cell office:value-type="float" office:value="76" calcext:value-type="float">
            <text:p>76</text:p>
          </table:table-cell>
          <table:table-cell office:value-type="float" office:value="6863.273" calcext:value-type="float">
            <text:p>6863.273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9.049" calcext:value-type="float">
            <text:p>69.049</text:p>
          </table:table-cell>
          <table:table-cell office:value-type="float" office:value="77" calcext:value-type="float">
            <text:p>77</text:p>
          </table:table-cell>
          <table:table-cell office:value-type="float" office:value="6863.482" calcext:value-type="float">
            <text:p>6863.482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9.049" calcext:value-type="float">
            <text:p>69.049</text:p>
          </table:table-cell>
          <table:table-cell office:value-type="float" office:value="78" calcext:value-type="float">
            <text:p>78</text:p>
          </table:table-cell>
          <table:table-cell office:value-type="float" office:value="6863.482" calcext:value-type="float">
            <text:p>6863.482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8.489" calcext:value-type="float">
            <text:p>68.489</text:p>
          </table:table-cell>
          <table:table-cell office:value-type="float" office:value="79" calcext:value-type="float">
            <text:p>79</text:p>
          </table:table-cell>
          <table:table-cell office:value-type="float" office:value="6945.428" calcext:value-type="float">
            <text:p>6945.428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8.489" calcext:value-type="float">
            <text:p>68.489</text:p>
          </table:table-cell>
          <table:table-cell office:value-type="float" office:value="78" calcext:value-type="float">
            <text:p>78</text:p>
          </table:table-cell>
          <table:table-cell office:value-type="float" office:value="6945.428" calcext:value-type="float">
            <text:p>6945.428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8.489" calcext:value-type="float">
            <text:p>68.489</text:p>
          </table:table-cell>
          <table:table-cell office:value-type="float" office:value="79" calcext:value-type="float">
            <text:p>79</text:p>
          </table:table-cell>
          <table:table-cell office:value-type="float" office:value="6945.428" calcext:value-type="float">
            <text:p>6945.428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8.488" calcext:value-type="float">
            <text:p>68.488</text:p>
          </table:table-cell>
          <table:table-cell office:value-type="float" office:value="79" calcext:value-type="float">
            <text:p>79</text:p>
          </table:table-cell>
          <table:table-cell office:value-type="float" office:value="6945.428" calcext:value-type="float">
            <text:p>6945.428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8.187" calcext:value-type="float">
            <text:p>68.187</text:p>
          </table:table-cell>
          <table:table-cell office:value-type="float" office:value="79" calcext:value-type="float">
            <text:p>79</text:p>
          </table:table-cell>
          <table:table-cell office:value-type="float" office:value="6946.316" calcext:value-type="float">
            <text:p>6946.316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6.921" calcext:value-type="float">
            <text:p>66.921</text:p>
          </table:table-cell>
          <table:table-cell office:value-type="float" office:value="79" calcext:value-type="float">
            <text:p>79</text:p>
          </table:table-cell>
          <table:table-cell office:value-type="float" office:value="6955.138" calcext:value-type="float">
            <text:p>6955.138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9.817" calcext:value-type="float">
            <text:p>59.817</text:p>
          </table:table-cell>
          <table:table-cell office:value-type="float" office:value="81" calcext:value-type="float">
            <text:p>81</text:p>
          </table:table-cell>
          <table:table-cell office:value-type="float" office:value="6946.316" calcext:value-type="float">
            <text:p>6946.316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9.102" calcext:value-type="float">
            <text:p>59.102</text:p>
          </table:table-cell>
          <table:table-cell office:value-type="float" office:value="80" calcext:value-type="float">
            <text:p>80</text:p>
          </table:table-cell>
          <table:table-cell office:value-type="float" office:value="6939.809" calcext:value-type="float">
            <text:p>6939.809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9.074" calcext:value-type="float">
            <text:p>59.074</text:p>
          </table:table-cell>
          <table:table-cell office:value-type="float" office:value="79" calcext:value-type="float">
            <text:p>79</text:p>
          </table:table-cell>
          <table:table-cell office:value-type="float" office:value="6940.018" calcext:value-type="float">
            <text:p>6940.018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9.074" calcext:value-type="float">
            <text:p>59.074</text:p>
          </table:table-cell>
          <table:table-cell office:value-type="float" office:value="78" calcext:value-type="float">
            <text:p>78</text:p>
          </table:table-cell>
          <table:table-cell office:value-type="float" office:value="6940.018" calcext:value-type="float">
            <text:p>6940.018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9.074" calcext:value-type="float">
            <text:p>59.074</text:p>
          </table:table-cell>
          <table:table-cell office:value-type="float" office:value="78" calcext:value-type="float">
            <text:p>78</text:p>
          </table:table-cell>
          <table:table-cell office:value-type="float" office:value="6940.018" calcext:value-type="float">
            <text:p>6940.018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7.544" calcext:value-type="float">
            <text:p>57.544</text:p>
          </table:table-cell>
          <table:table-cell office:value-type="float" office:value="76" calcext:value-type="float">
            <text:p>76</text:p>
          </table:table-cell>
          <table:table-cell office:value-type="float" office:value="6932.023" calcext:value-type="float">
            <text:p>6932.023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7.543" calcext:value-type="float">
            <text:p>57.543</text:p>
          </table:table-cell>
          <table:table-cell office:value-type="float" office:value="76" calcext:value-type="float">
            <text:p>76</text:p>
          </table:table-cell>
          <table:table-cell office:value-type="float" office:value="6931.814" calcext:value-type="float">
            <text:p>6931.814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7.543" calcext:value-type="float">
            <text:p>57.543</text:p>
          </table:table-cell>
          <table:table-cell office:value-type="float" office:value="75" calcext:value-type="float">
            <text:p>75</text:p>
          </table:table-cell>
          <table:table-cell office:value-type="float" office:value="6931.814" calcext:value-type="float">
            <text:p>6931.814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7.287" calcext:value-type="float">
            <text:p>47.287</text:p>
          </table:table-cell>
          <table:table-cell office:value-type="float" office:value="77" calcext:value-type="float">
            <text:p>77</text:p>
          </table:table-cell>
          <table:table-cell office:value-type="float" office:value="6938.519" calcext:value-type="float">
            <text:p>6938.519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7.133" calcext:value-type="float">
            <text:p>47.133</text:p>
          </table:table-cell>
          <table:table-cell office:value-type="float" office:value="77" calcext:value-type="float">
            <text:p>77</text:p>
          </table:table-cell>
          <table:table-cell office:value-type="float" office:value="6939.197" calcext:value-type="float">
            <text:p>6939.197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7.133" calcext:value-type="float">
            <text:p>47.133</text:p>
          </table:table-cell>
          <table:table-cell office:value-type="float" office:value="77" calcext:value-type="float">
            <text:p>77</text:p>
          </table:table-cell>
          <table:table-cell office:value-type="float" office:value="6939.197" calcext:value-type="float">
            <text:p>6939.197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7.105" calcext:value-type="float">
            <text:p>47.105</text:p>
          </table:table-cell>
          <table:table-cell office:value-type="float" office:value="77" calcext:value-type="float">
            <text:p>77</text:p>
          </table:table-cell>
          <table:table-cell office:value-type="float" office:value="6939.406" calcext:value-type="float">
            <text:p>6939.406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7.055" calcext:value-type="float">
            <text:p>47.055</text:p>
          </table:table-cell>
          <table:table-cell office:value-type="float" office:value="78" calcext:value-type="float">
            <text:p>78</text:p>
          </table:table-cell>
          <table:table-cell office:value-type="float" office:value="6939.583" calcext:value-type="float">
            <text:p>6939.583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7.055" calcext:value-type="float">
            <text:p>47.055</text:p>
          </table:table-cell>
          <table:table-cell office:value-type="float" office:value="79" calcext:value-type="float">
            <text:p>79</text:p>
          </table:table-cell>
          <table:table-cell office:value-type="float" office:value="6939.583" calcext:value-type="float">
            <text:p>6939.583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7.055" calcext:value-type="float">
            <text:p>47.055</text:p>
          </table:table-cell>
          <table:table-cell office:value-type="float" office:value="79" calcext:value-type="float">
            <text:p>79</text:p>
          </table:table-cell>
          <table:table-cell office:value-type="float" office:value="6939.583" calcext:value-type="float">
            <text:p>6939.583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7.055" calcext:value-type="float">
            <text:p>47.055</text:p>
          </table:table-cell>
          <table:table-cell office:value-type="float" office:value="80" calcext:value-type="float">
            <text:p>80</text:p>
          </table:table-cell>
          <table:table-cell office:value-type="float" office:value="6939.583" calcext:value-type="float">
            <text:p>6939.583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6.814" calcext:value-type="float">
            <text:p>46.814</text:p>
          </table:table-cell>
          <table:table-cell office:value-type="float" office:value="81" calcext:value-type="float">
            <text:p>81</text:p>
          </table:table-cell>
          <table:table-cell office:value-type="float" office:value="6940.293" calcext:value-type="float">
            <text:p>6940.293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3.793" calcext:value-type="float">
            <text:p>33.793</text:p>
          </table:table-cell>
          <table:table-cell office:value-type="float" office:value="82" calcext:value-type="float">
            <text:p>82</text:p>
          </table:table-cell>
          <table:table-cell office:value-type="float" office:value="6882.162" calcext:value-type="float">
            <text:p>6882.162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.62" calcext:value-type="float">
            <text:p>33.62</text:p>
          </table:table-cell>
          <table:table-cell office:value-type="float" office:value="82" calcext:value-type="float">
            <text:p>82</text:p>
          </table:table-cell>
          <table:table-cell office:value-type="float" office:value="6880.241" calcext:value-type="float">
            <text:p>6880.241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3.62" calcext:value-type="float">
            <text:p>33.62</text:p>
          </table:table-cell>
          <table:table-cell office:value-type="float" office:value="81" calcext:value-type="float">
            <text:p>81</text:p>
          </table:table-cell>
          <table:table-cell office:value-type="float" office:value="6880.241" calcext:value-type="float">
            <text:p>6880.241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3.62" calcext:value-type="float">
            <text:p>33.62</text:p>
          </table:table-cell>
          <table:table-cell office:value-type="float" office:value="80" calcext:value-type="float">
            <text:p>80</text:p>
          </table:table-cell>
          <table:table-cell office:value-type="float" office:value="6880.241" calcext:value-type="float">
            <text:p>6880.241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3.62" calcext:value-type="float">
            <text:p>33.62</text:p>
          </table:table-cell>
          <table:table-cell office:value-type="float" office:value="80" calcext:value-type="float">
            <text:p>80</text:p>
          </table:table-cell>
          <table:table-cell office:value-type="float" office:value="6880.241" calcext:value-type="float">
            <text:p>6880.241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3.298" calcext:value-type="float">
            <text:p>33.298</text:p>
          </table:table-cell>
          <table:table-cell office:value-type="float" office:value="79" calcext:value-type="float">
            <text:p>79</text:p>
          </table:table-cell>
          <table:table-cell office:value-type="float" office:value="6880.45" calcext:value-type="float">
            <text:p>6880.45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3.124" calcext:value-type="float">
            <text:p>33.124</text:p>
          </table:table-cell>
          <table:table-cell office:value-type="float" office:value="78" calcext:value-type="float">
            <text:p>78</text:p>
          </table:table-cell>
          <table:table-cell office:value-type="float" office:value="6881.128" calcext:value-type="float">
            <text:p>6881.128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3.124" calcext:value-type="float">
            <text:p>33.124</text:p>
          </table:table-cell>
          <table:table-cell office:value-type="float" office:value="78" calcext:value-type="float">
            <text:p>78</text:p>
          </table:table-cell>
          <table:table-cell office:value-type="float" office:value="6881.128" calcext:value-type="float">
            <text:p>6881.128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3.124" calcext:value-type="float">
            <text:p>33.124</text:p>
          </table:table-cell>
          <table:table-cell office:value-type="float" office:value="79" calcext:value-type="float">
            <text:p>79</text:p>
          </table:table-cell>
          <table:table-cell office:value-type="float" office:value="6881.128" calcext:value-type="float">
            <text:p>6881.128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2.878" calcext:value-type="float">
            <text:p>32.878</text:p>
          </table:table-cell>
          <table:table-cell office:value-type="float" office:value="79" calcext:value-type="float">
            <text:p>79</text:p>
          </table:table-cell>
          <table:table-cell office:value-type="float" office:value="6881.337" calcext:value-type="float">
            <text:p>6881.337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2.878" calcext:value-type="float">
            <text:p>32.878</text:p>
          </table:table-cell>
          <table:table-cell office:value-type="float" office:value="80" calcext:value-type="float">
            <text:p>80</text:p>
          </table:table-cell>
          <table:table-cell office:value-type="float" office:value="6881.337" calcext:value-type="float">
            <text:p>6881.337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.878" calcext:value-type="float">
            <text:p>32.878</text:p>
          </table:table-cell>
          <table:table-cell office:value-type="float" office:value="79" calcext:value-type="float">
            <text:p>79</text:p>
          </table:table-cell>
          <table:table-cell office:value-type="float" office:value="6881.337" calcext:value-type="float">
            <text:p>6881.337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2.878" calcext:value-type="float">
            <text:p>32.878</text:p>
          </table:table-cell>
          <table:table-cell office:value-type="float" office:value="78" calcext:value-type="float">
            <text:p>78</text:p>
          </table:table-cell>
          <table:table-cell office:value-type="float" office:value="6881.337" calcext:value-type="float">
            <text:p>6881.337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2.731" calcext:value-type="float">
            <text:p>32.731</text:p>
          </table:table-cell>
          <table:table-cell office:value-type="float" office:value="79" calcext:value-type="float">
            <text:p>79</text:p>
          </table:table-cell>
          <table:table-cell office:value-type="float" office:value="6880.929" calcext:value-type="float">
            <text:p>6880.929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2.731" calcext:value-type="float">
            <text:p>32.731</text:p>
          </table:table-cell>
          <table:table-cell office:value-type="float" office:value="79" calcext:value-type="float">
            <text:p>79</text:p>
          </table:table-cell>
          <table:table-cell office:value-type="float" office:value="6880.929" calcext:value-type="float">
            <text:p>6880.929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2.603" calcext:value-type="float">
            <text:p>32.603</text:p>
          </table:table-cell>
          <table:table-cell office:value-type="float" office:value="78" calcext:value-type="float">
            <text:p>78</text:p>
          </table:table-cell>
          <table:table-cell office:value-type="float" office:value="6880.72" calcext:value-type="float">
            <text:p>6880.72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2.603" calcext:value-type="float">
            <text:p>32.603</text:p>
          </table:table-cell>
          <table:table-cell office:value-type="float" office:value="76" calcext:value-type="float">
            <text:p>76</text:p>
          </table:table-cell>
          <table:table-cell office:value-type="float" office:value="6880.72" calcext:value-type="float">
            <text:p>6880.72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2.603" calcext:value-type="float">
            <text:p>32.603</text:p>
          </table:table-cell>
          <table:table-cell office:value-type="float" office:value="76" calcext:value-type="float">
            <text:p>76</text:p>
          </table:table-cell>
          <table:table-cell office:value-type="float" office:value="6880.72" calcext:value-type="float">
            <text:p>6880.72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2.603" calcext:value-type="float">
            <text:p>32.603</text:p>
          </table:table-cell>
          <table:table-cell office:value-type="float" office:value="76" calcext:value-type="float">
            <text:p>76</text:p>
          </table:table-cell>
          <table:table-cell office:value-type="float" office:value="6880.72" calcext:value-type="float">
            <text:p>6880.72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2.603" calcext:value-type="float">
            <text:p>32.603</text:p>
          </table:table-cell>
          <table:table-cell office:value-type="float" office:value="76" calcext:value-type="float">
            <text:p>76</text:p>
          </table:table-cell>
          <table:table-cell office:value-type="float" office:value="6880.72" calcext:value-type="float">
            <text:p>6880.72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1.656" calcext:value-type="float">
            <text:p>31.656</text:p>
          </table:table-cell>
          <table:table-cell office:value-type="float" office:value="77" calcext:value-type="float">
            <text:p>77</text:p>
          </table:table-cell>
          <table:table-cell office:value-type="float" office:value="6879.878" calcext:value-type="float">
            <text:p>6879.878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1.656" calcext:value-type="float">
            <text:p>31.656</text:p>
          </table:table-cell>
          <table:table-cell office:value-type="float" office:value="76" calcext:value-type="float">
            <text:p>76</text:p>
          </table:table-cell>
          <table:table-cell office:value-type="float" office:value="6879.878" calcext:value-type="float">
            <text:p>6879.878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1.334" calcext:value-type="float">
            <text:p>31.334</text:p>
          </table:table-cell>
          <table:table-cell office:value-type="float" office:value="75" calcext:value-type="float">
            <text:p>75</text:p>
          </table:table-cell>
          <table:table-cell office:value-type="float" office:value="6880.055" calcext:value-type="float">
            <text:p>6880.055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1.008" calcext:value-type="float">
            <text:p>31.008</text:p>
          </table:table-cell>
          <table:table-cell office:value-type="float" office:value="75" calcext:value-type="float">
            <text:p>75</text:p>
          </table:table-cell>
          <table:table-cell office:value-type="float" office:value="6877.955" calcext:value-type="float">
            <text:p>6877.955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7" calcext:value-type="float">
            <text:p>77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7" calcext:value-type="float">
            <text:p>77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7" calcext:value-type="float">
            <text:p>77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7" calcext:value-type="float">
            <text:p>77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7" calcext:value-type="float">
            <text:p>77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7" calcext:value-type="float">
            <text:p>77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7" calcext:value-type="float">
            <text:p>77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7" calcext:value-type="float">
            <text:p>77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0.956" calcext:value-type="float">
            <text:p>30.956</text:p>
          </table:table-cell>
          <table:table-cell office:value-type="float" office:value="80" calcext:value-type="float">
            <text:p>80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0.956" calcext:value-type="float">
            <text:p>30.956</text:p>
          </table:table-cell>
          <table:table-cell office:value-type="float" office:value="80" calcext:value-type="float">
            <text:p>80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0.956" calcext:value-type="float">
            <text:p>30.956</text:p>
          </table:table-cell>
          <table:table-cell office:value-type="float" office:value="81" calcext:value-type="float">
            <text:p>81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0.956" calcext:value-type="float">
            <text:p>30.956</text:p>
          </table:table-cell>
          <table:table-cell office:value-type="float" office:value="81" calcext:value-type="float">
            <text:p>81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0.956" calcext:value-type="float">
            <text:p>30.956</text:p>
          </table:table-cell>
          <table:table-cell office:value-type="float" office:value="80" calcext:value-type="float">
            <text:p>80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0.956" calcext:value-type="float">
            <text:p>30.956</text:p>
          </table:table-cell>
          <table:table-cell office:value-type="float" office:value="81" calcext:value-type="float">
            <text:p>81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0.956" calcext:value-type="float">
            <text:p>30.956</text:p>
          </table:table-cell>
          <table:table-cell office:value-type="float" office:value="81" calcext:value-type="float">
            <text:p>81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0.956" calcext:value-type="float">
            <text:p>30.956</text:p>
          </table:table-cell>
          <table:table-cell office:value-type="float" office:value="80" calcext:value-type="float">
            <text:p>80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7" calcext:value-type="float">
            <text:p>77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7" calcext:value-type="float">
            <text:p>77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7" calcext:value-type="float">
            <text:p>77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0.956" calcext:value-type="float">
            <text:p>30.956</text:p>
          </table:table-cell>
          <table:table-cell office:value-type="float" office:value="80" calcext:value-type="float">
            <text:p>80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0.956" calcext:value-type="float">
            <text:p>30.956</text:p>
          </table:table-cell>
          <table:table-cell office:value-type="float" office:value="80" calcext:value-type="float">
            <text:p>80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.956" calcext:value-type="float">
            <text:p>30.956</text:p>
          </table:table-cell>
          <table:table-cell office:value-type="float" office:value="80" calcext:value-type="float">
            <text:p>80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7" calcext:value-type="float">
            <text:p>77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7" calcext:value-type="float">
            <text:p>77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0.956" calcext:value-type="float">
            <text:p>30.956</text:p>
          </table:table-cell>
          <table:table-cell office:value-type="float" office:value="80" calcext:value-type="float">
            <text:p>80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0.956" calcext:value-type="float">
            <text:p>30.956</text:p>
          </table:table-cell>
          <table:table-cell office:value-type="float" office:value="80" calcext:value-type="float">
            <text:p>80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0.956" calcext:value-type="float">
            <text:p>30.956</text:p>
          </table:table-cell>
          <table:table-cell office:value-type="float" office:value="80" calcext:value-type="float">
            <text:p>80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0.956" calcext:value-type="float">
            <text:p>30.956</text:p>
          </table:table-cell>
          <table:table-cell office:value-type="float" office:value="80" calcext:value-type="float">
            <text:p>80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7" calcext:value-type="float">
            <text:p>77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7" calcext:value-type="float">
            <text:p>77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0.956" calcext:value-type="float">
            <text:p>30.956</text:p>
          </table:table-cell>
          <table:table-cell office:value-type="float" office:value="80" calcext:value-type="float">
            <text:p>80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0.956" calcext:value-type="float">
            <text:p>30.956</text:p>
          </table:table-cell>
          <table:table-cell office:value-type="float" office:value="80" calcext:value-type="float">
            <text:p>80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0.956" calcext:value-type="float">
            <text:p>30.956</text:p>
          </table:table-cell>
          <table:table-cell office:value-type="float" office:value="80" calcext:value-type="float">
            <text:p>80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7" calcext:value-type="float">
            <text:p>77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7" calcext:value-type="float">
            <text:p>77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7" calcext:value-type="float">
            <text:p>77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0.956" calcext:value-type="float">
            <text:p>30.956</text:p>
          </table:table-cell>
          <table:table-cell office:value-type="float" office:value="80" calcext:value-type="float">
            <text:p>80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0.956" calcext:value-type="float">
            <text:p>30.956</text:p>
          </table:table-cell>
          <table:table-cell office:value-type="float" office:value="80" calcext:value-type="float">
            <text:p>80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0.956" calcext:value-type="float">
            <text:p>30.956</text:p>
          </table:table-cell>
          <table:table-cell office:value-type="float" office:value="80" calcext:value-type="float">
            <text:p>80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0.956" calcext:value-type="float">
            <text:p>30.956</text:p>
          </table:table-cell>
          <table:table-cell office:value-type="float" office:value="80" calcext:value-type="float">
            <text:p>80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0.956" calcext:value-type="float">
            <text:p>30.956</text:p>
          </table:table-cell>
          <table:table-cell office:value-type="float" office:value="80" calcext:value-type="float">
            <text:p>80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0.956" calcext:value-type="float">
            <text:p>30.956</text:p>
          </table:table-cell>
          <table:table-cell office:value-type="float" office:value="80" calcext:value-type="float">
            <text:p>80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0.956" calcext:value-type="float">
            <text:p>30.956</text:p>
          </table:table-cell>
          <table:table-cell office:value-type="float" office:value="80" calcext:value-type="float">
            <text:p>80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0.956" calcext:value-type="float">
            <text:p>30.956</text:p>
          </table:table-cell>
          <table:table-cell office:value-type="float" office:value="80" calcext:value-type="float">
            <text:p>80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0.956" calcext:value-type="float">
            <text:p>30.956</text:p>
          </table:table-cell>
          <table:table-cell office:value-type="float" office:value="82" calcext:value-type="float">
            <text:p>82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0.956" calcext:value-type="float">
            <text:p>30.956</text:p>
          </table:table-cell>
          <table:table-cell office:value-type="float" office:value="81" calcext:value-type="float">
            <text:p>81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0.956" calcext:value-type="float">
            <text:p>30.956</text:p>
          </table:table-cell>
          <table:table-cell office:value-type="float" office:value="81" calcext:value-type="float">
            <text:p>81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.956" calcext:value-type="float">
            <text:p>30.956</text:p>
          </table:table-cell>
          <table:table-cell office:value-type="float" office:value="82" calcext:value-type="float">
            <text:p>82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0.956" calcext:value-type="float">
            <text:p>30.956</text:p>
          </table:table-cell>
          <table:table-cell office:value-type="float" office:value="82" calcext:value-type="float">
            <text:p>82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0.956" calcext:value-type="float">
            <text:p>30.956</text:p>
          </table:table-cell>
          <table:table-cell office:value-type="float" office:value="81" calcext:value-type="float">
            <text:p>81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0.956" calcext:value-type="float">
            <text:p>30.956</text:p>
          </table:table-cell>
          <table:table-cell office:value-type="float" office:value="80" calcext:value-type="float">
            <text:p>80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0.956" calcext:value-type="float">
            <text:p>30.956</text:p>
          </table:table-cell>
          <table:table-cell office:value-type="float" office:value="80" calcext:value-type="float">
            <text:p>80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0.956" calcext:value-type="float">
            <text:p>30.956</text:p>
          </table:table-cell>
          <table:table-cell office:value-type="float" office:value="80" calcext:value-type="float">
            <text:p>80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0.956" calcext:value-type="float">
            <text:p>30.956</text:p>
          </table:table-cell>
          <table:table-cell office:value-type="float" office:value="80" calcext:value-type="float">
            <text:p>80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0.956" calcext:value-type="float">
            <text:p>30.956</text:p>
          </table:table-cell>
          <table:table-cell office:value-type="float" office:value="81" calcext:value-type="float">
            <text:p>81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0.956" calcext:value-type="float">
            <text:p>30.956</text:p>
          </table:table-cell>
          <table:table-cell office:value-type="float" office:value="82" calcext:value-type="float">
            <text:p>82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0.956" calcext:value-type="float">
            <text:p>30.956</text:p>
          </table:table-cell>
          <table:table-cell office:value-type="float" office:value="82" calcext:value-type="float">
            <text:p>82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0.956" calcext:value-type="float">
            <text:p>30.956</text:p>
          </table:table-cell>
          <table:table-cell office:value-type="float" office:value="80" calcext:value-type="float">
            <text:p>80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0.956" calcext:value-type="float">
            <text:p>30.956</text:p>
          </table:table-cell>
          <table:table-cell office:value-type="float" office:value="80" calcext:value-type="float">
            <text:p>80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0.956" calcext:value-type="float">
            <text:p>30.956</text:p>
          </table:table-cell>
          <table:table-cell office:value-type="float" office:value="80" calcext:value-type="float">
            <text:p>80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0.956" calcext:value-type="float">
            <text:p>30.956</text:p>
          </table:table-cell>
          <table:table-cell office:value-type="float" office:value="80" calcext:value-type="float">
            <text:p>80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7" calcext:value-type="float">
            <text:p>77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7" calcext:value-type="float">
            <text:p>77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7" calcext:value-type="float">
            <text:p>77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0.956" calcext:value-type="float">
            <text:p>30.956</text:p>
          </table:table-cell>
          <table:table-cell office:value-type="float" office:value="80" calcext:value-type="float">
            <text:p>80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.956" calcext:value-type="float">
            <text:p>30.956</text:p>
          </table:table-cell>
          <table:table-cell office:value-type="float" office:value="82" calcext:value-type="float">
            <text:p>82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0.956" calcext:value-type="float">
            <text:p>30.956</text:p>
          </table:table-cell>
          <table:table-cell office:value-type="float" office:value="81" calcext:value-type="float">
            <text:p>81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0.956" calcext:value-type="float">
            <text:p>30.956</text:p>
          </table:table-cell>
          <table:table-cell office:value-type="float" office:value="81" calcext:value-type="float">
            <text:p>81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0.956" calcext:value-type="float">
            <text:p>30.956</text:p>
          </table:table-cell>
          <table:table-cell office:value-type="float" office:value="81" calcext:value-type="float">
            <text:p>81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0.956" calcext:value-type="float">
            <text:p>30.956</text:p>
          </table:table-cell>
          <table:table-cell office:value-type="float" office:value="81" calcext:value-type="float">
            <text:p>81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0.956" calcext:value-type="float">
            <text:p>30.956</text:p>
          </table:table-cell>
          <table:table-cell office:value-type="float" office:value="81" calcext:value-type="float">
            <text:p>81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0.956" calcext:value-type="float">
            <text:p>30.956</text:p>
          </table:table-cell>
          <table:table-cell office:value-type="float" office:value="82" calcext:value-type="float">
            <text:p>82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0.956" calcext:value-type="float">
            <text:p>30.956</text:p>
          </table:table-cell>
          <table:table-cell office:value-type="float" office:value="83" calcext:value-type="float">
            <text:p>83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0.956" calcext:value-type="float">
            <text:p>30.956</text:p>
          </table:table-cell>
          <table:table-cell office:value-type="float" office:value="81" calcext:value-type="float">
            <text:p>81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0.956" calcext:value-type="float">
            <text:p>30.956</text:p>
          </table:table-cell>
          <table:table-cell office:value-type="float" office:value="80" calcext:value-type="float">
            <text:p>80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0.956" calcext:value-type="float">
            <text:p>30.956</text:p>
          </table:table-cell>
          <table:table-cell office:value-type="float" office:value="80" calcext:value-type="float">
            <text:p>80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0.956" calcext:value-type="float">
            <text:p>30.956</text:p>
          </table:table-cell>
          <table:table-cell office:value-type="float" office:value="81" calcext:value-type="float">
            <text:p>81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0.956" calcext:value-type="float">
            <text:p>30.956</text:p>
          </table:table-cell>
          <table:table-cell office:value-type="float" office:value="81" calcext:value-type="float">
            <text:p>81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0.956" calcext:value-type="float">
            <text:p>30.956</text:p>
          </table:table-cell>
          <table:table-cell office:value-type="float" office:value="81" calcext:value-type="float">
            <text:p>81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0.956" calcext:value-type="float">
            <text:p>30.956</text:p>
          </table:table-cell>
          <table:table-cell office:value-type="float" office:value="81" calcext:value-type="float">
            <text:p>81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0.956" calcext:value-type="float">
            <text:p>30.956</text:p>
          </table:table-cell>
          <table:table-cell office:value-type="float" office:value="81" calcext:value-type="float">
            <text:p>81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0.956" calcext:value-type="float">
            <text:p>30.956</text:p>
          </table:table-cell>
          <table:table-cell office:value-type="float" office:value="82" calcext:value-type="float">
            <text:p>82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0.956" calcext:value-type="float">
            <text:p>30.956</text:p>
          </table:table-cell>
          <table:table-cell office:value-type="float" office:value="82" calcext:value-type="float">
            <text:p>82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0.956" calcext:value-type="float">
            <text:p>30.956</text:p>
          </table:table-cell>
          <table:table-cell office:value-type="float" office:value="83" calcext:value-type="float">
            <text:p>83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.956" calcext:value-type="float">
            <text:p>30.956</text:p>
          </table:table-cell>
          <table:table-cell office:value-type="float" office:value="81" calcext:value-type="float">
            <text:p>81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0.956" calcext:value-type="float">
            <text:p>30.956</text:p>
          </table:table-cell>
          <table:table-cell office:value-type="float" office:value="81" calcext:value-type="float">
            <text:p>81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.956" calcext:value-type="float">
            <text:p>30.956</text:p>
          </table:table-cell>
          <table:table-cell office:value-type="float" office:value="81" calcext:value-type="float">
            <text:p>81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.956" calcext:value-type="float">
            <text:p>30.956</text:p>
          </table:table-cell>
          <table:table-cell office:value-type="float" office:value="81" calcext:value-type="float">
            <text:p>81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.956" calcext:value-type="float">
            <text:p>30.956</text:p>
          </table:table-cell>
          <table:table-cell office:value-type="float" office:value="81" calcext:value-type="float">
            <text:p>81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0.956" calcext:value-type="float">
            <text:p>30.956</text:p>
          </table:table-cell>
          <table:table-cell office:value-type="float" office:value="81" calcext:value-type="float">
            <text:p>81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0.956" calcext:value-type="float">
            <text:p>30.956</text:p>
          </table:table-cell>
          <table:table-cell office:value-type="float" office:value="81" calcext:value-type="float">
            <text:p>81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0.956" calcext:value-type="float">
            <text:p>30.956</text:p>
          </table:table-cell>
          <table:table-cell office:value-type="float" office:value="81" calcext:value-type="float">
            <text:p>81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0.956" calcext:value-type="float">
            <text:p>30.956</text:p>
          </table:table-cell>
          <table:table-cell office:value-type="float" office:value="80" calcext:value-type="float">
            <text:p>80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0.956" calcext:value-type="float">
            <text:p>30.956</text:p>
          </table:table-cell>
          <table:table-cell office:value-type="float" office:value="80" calcext:value-type="float">
            <text:p>80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0.956" calcext:value-type="float">
            <text:p>30.956</text:p>
          </table:table-cell>
          <table:table-cell office:value-type="float" office:value="81" calcext:value-type="float">
            <text:p>81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0.956" calcext:value-type="float">
            <text:p>30.956</text:p>
          </table:table-cell>
          <table:table-cell office:value-type="float" office:value="81" calcext:value-type="float">
            <text:p>81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0.956" calcext:value-type="float">
            <text:p>30.956</text:p>
          </table:table-cell>
          <table:table-cell office:value-type="float" office:value="81" calcext:value-type="float">
            <text:p>81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.956" calcext:value-type="float">
            <text:p>30.956</text:p>
          </table:table-cell>
          <table:table-cell office:value-type="float" office:value="80" calcext:value-type="float">
            <text:p>80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0.956" calcext:value-type="float">
            <text:p>30.956</text:p>
          </table:table-cell>
          <table:table-cell office:value-type="float" office:value="80" calcext:value-type="float">
            <text:p>80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0.956" calcext:value-type="float">
            <text:p>30.956</text:p>
          </table:table-cell>
          <table:table-cell office:value-type="float" office:value="81" calcext:value-type="float">
            <text:p>81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0.956" calcext:value-type="float">
            <text:p>30.956</text:p>
          </table:table-cell>
          <table:table-cell office:value-type="float" office:value="81" calcext:value-type="float">
            <text:p>81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0.956" calcext:value-type="float">
            <text:p>30.956</text:p>
          </table:table-cell>
          <table:table-cell office:value-type="float" office:value="80" calcext:value-type="float">
            <text:p>80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0.956" calcext:value-type="float">
            <text:p>30.956</text:p>
          </table:table-cell>
          <table:table-cell office:value-type="float" office:value="80" calcext:value-type="float">
            <text:p>80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0.956" calcext:value-type="float">
            <text:p>30.956</text:p>
          </table:table-cell>
          <table:table-cell office:value-type="float" office:value="80" calcext:value-type="float">
            <text:p>80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7" calcext:value-type="float">
            <text:p>77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7" calcext:value-type="float">
            <text:p>77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7" calcext:value-type="float">
            <text:p>77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7" calcext:value-type="float">
            <text:p>77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7" calcext:value-type="float">
            <text:p>77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7" calcext:value-type="float">
            <text:p>77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0.956" calcext:value-type="float">
            <text:p>30.956</text:p>
          </table:table-cell>
          <table:table-cell office:value-type="float" office:value="80" calcext:value-type="float">
            <text:p>80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0.956" calcext:value-type="float">
            <text:p>30.956</text:p>
          </table:table-cell>
          <table:table-cell office:value-type="float" office:value="80" calcext:value-type="float">
            <text:p>80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0.956" calcext:value-type="float">
            <text:p>30.956</text:p>
          </table:table-cell>
          <table:table-cell office:value-type="float" office:value="80" calcext:value-type="float">
            <text:p>80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0.956" calcext:value-type="float">
            <text:p>30.956</text:p>
          </table:table-cell>
          <table:table-cell office:value-type="float" office:value="81" calcext:value-type="float">
            <text:p>81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7" calcext:value-type="float">
            <text:p>77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7" calcext:value-type="float">
            <text:p>77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7" calcext:value-type="float">
            <text:p>77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7" calcext:value-type="float">
            <text:p>77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7" calcext:value-type="float">
            <text:p>77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0.956" calcext:value-type="float">
            <text:p>30.956</text:p>
          </table:table-cell>
          <table:table-cell office:value-type="float" office:value="80" calcext:value-type="float">
            <text:p>80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0.956" calcext:value-type="float">
            <text:p>30.956</text:p>
          </table:table-cell>
          <table:table-cell office:value-type="float" office:value="82" calcext:value-type="float">
            <text:p>82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0.956" calcext:value-type="float">
            <text:p>30.956</text:p>
          </table:table-cell>
          <table:table-cell office:value-type="float" office:value="80" calcext:value-type="float">
            <text:p>80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0.956" calcext:value-type="float">
            <text:p>30.956</text:p>
          </table:table-cell>
          <table:table-cell office:value-type="float" office:value="80" calcext:value-type="float">
            <text:p>80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0.956" calcext:value-type="float">
            <text:p>30.956</text:p>
          </table:table-cell>
          <table:table-cell office:value-type="float" office:value="80" calcext:value-type="float">
            <text:p>80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0.956" calcext:value-type="float">
            <text:p>30.956</text:p>
          </table:table-cell>
          <table:table-cell office:value-type="float" office:value="80" calcext:value-type="float">
            <text:p>80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0.956" calcext:value-type="float">
            <text:p>30.956</text:p>
          </table:table-cell>
          <table:table-cell office:value-type="float" office:value="80" calcext:value-type="float">
            <text:p>80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0.956" calcext:value-type="float">
            <text:p>30.956</text:p>
          </table:table-cell>
          <table:table-cell office:value-type="float" office:value="81" calcext:value-type="float">
            <text:p>81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0.956" calcext:value-type="float">
            <text:p>30.956</text:p>
          </table:table-cell>
          <table:table-cell office:value-type="float" office:value="81" calcext:value-type="float">
            <text:p>81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0.956" calcext:value-type="float">
            <text:p>30.956</text:p>
          </table:table-cell>
          <table:table-cell office:value-type="float" office:value="81" calcext:value-type="float">
            <text:p>81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0.956" calcext:value-type="float">
            <text:p>30.956</text:p>
          </table:table-cell>
          <table:table-cell office:value-type="float" office:value="80" calcext:value-type="float">
            <text:p>80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0.956" calcext:value-type="float">
            <text:p>30.956</text:p>
          </table:table-cell>
          <table:table-cell office:value-type="float" office:value="80" calcext:value-type="float">
            <text:p>80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0.956" calcext:value-type="float">
            <text:p>30.956</text:p>
          </table:table-cell>
          <table:table-cell office:value-type="float" office:value="81" calcext:value-type="float">
            <text:p>81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0.956" calcext:value-type="float">
            <text:p>30.956</text:p>
          </table:table-cell>
          <table:table-cell office:value-type="float" office:value="82" calcext:value-type="float">
            <text:p>82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0.956" calcext:value-type="float">
            <text:p>30.956</text:p>
          </table:table-cell>
          <table:table-cell office:value-type="float" office:value="80" calcext:value-type="float">
            <text:p>80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0.956" calcext:value-type="float">
            <text:p>30.956</text:p>
          </table:table-cell>
          <table:table-cell office:value-type="float" office:value="82" calcext:value-type="float">
            <text:p>82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0.956" calcext:value-type="float">
            <text:p>30.956</text:p>
          </table:table-cell>
          <table:table-cell office:value-type="float" office:value="82" calcext:value-type="float">
            <text:p>82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0.956" calcext:value-type="float">
            <text:p>30.956</text:p>
          </table:table-cell>
          <table:table-cell office:value-type="float" office:value="80" calcext:value-type="float">
            <text:p>80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0.956" calcext:value-type="float">
            <text:p>30.956</text:p>
          </table:table-cell>
          <table:table-cell office:value-type="float" office:value="80" calcext:value-type="float">
            <text:p>80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0.956" calcext:value-type="float">
            <text:p>30.956</text:p>
          </table:table-cell>
          <table:table-cell office:value-type="float" office:value="80" calcext:value-type="float">
            <text:p>80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0.956" calcext:value-type="float">
            <text:p>30.956</text:p>
          </table:table-cell>
          <table:table-cell office:value-type="float" office:value="81" calcext:value-type="float">
            <text:p>81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0.956" calcext:value-type="float">
            <text:p>30.956</text:p>
          </table:table-cell>
          <table:table-cell office:value-type="float" office:value="80" calcext:value-type="float">
            <text:p>80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9" calcext:value-type="float">
            <text:p>79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8" calcext:value-type="float">
            <text:p>78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7" calcext:value-type="float">
            <text:p>77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7" calcext:value-type="float">
            <text:p>77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7" calcext:value-type="float">
            <text:p>77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7" calcext:value-type="float">
            <text:p>77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7" calcext:value-type="float">
            <text:p>77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7" calcext:value-type="float">
            <text:p>77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30.956" calcext:value-type="float">
            <text:p>30.956</text:p>
          </table:table-cell>
          <table:table-cell office:value-type="float" office:value="76" calcext:value-type="float">
            <text:p>76</text:p>
          </table:table-cell>
          <table:table-cell office:value-type="float" office:value="6877.746" calcext:value-type="float">
            <text:p>6877.746</text:p>
          </table:table-cell>
          <table:table-cell table:number-columns-repeated="3"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0:56:19.7849086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15T13:17:24.341962045</dc:date>
    <meta:editing-duration>PT45M6S</meta:editing-duration>
    <meta:editing-cycles>3</meta:editing-cycles>
    <meta:generator>LibreOffice/7.3.3.2$Linux_X86_64 LibreOffice_project/30$Build-2</meta:generator>
    <meta:document-statistic meta:table-count="2" meta:cell-count="502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eeeeee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Long_20_Dot_20__28_Rounded_29_" svg:stroke-width="0.08cm" svg:stroke-color="#b2b2b2" svg:stroke-linecap="round" draw:fill-color="#b2b2b2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126cm" svg:height="16.927cm" xlink:href=".." xlink:type="simple" chart:class="chart:scatter" chart:style-name="ch1">
        <chart:legend chart:legend-position="end" svg:x="11.787cm" svg:y="0.692cm" style:legend-expansion="custom" svg:width="4.103cm" svg:height="2.996cm" style:legend-expansion-aspect-ratio="1.36949265687583" chart:style-name="ch2"/>
        <chart:plot-area chart:style-name="ch3" table:cell-range-address="log.A1:log.D500 log.G1:log.G2" chart:data-source-has-labels="row" svg:x="1.613cm" svg:y="0.509cm" svg:width="15.292cm" svg:height="15.503cm">
          <chart:coordinate-region svg:x="2.42cm" svg:y="0.709cm" svg:width="13.492cm" svg:height="14.656cm"/>
          <chart:axis chart:dimension="x" chart:name="primary-x" chart:style-name="ch4">
            <chart:title svg:x="8.54cm" svg:y="16.35cm" chart:style-name="ch5">
              <text:p>Itérations</text:p>
            </chart:title>
          </chart:axis>
          <chart:axis chart:dimension="y" chart:name="primary-y" chart:style-name="ch6">
            <chart:title svg:x="0.691cm" svg:y="10.341cm" chart:style-name="ch7">
              <text:p>f_employees and f_students</text:p>
            </chart:title>
            <chart:grid chart:style-name="ch8" chart:class="major"/>
          </chart:axis>
          <chart:axis chart:dimension="y" chart:name="secondary-y" chart:style-name="ch9">
            <chart:title svg:x="17.267cm" svg:y="8.965cm" chart:style-name="ch7">
              <text:p>f_sessad</text:p>
            </chart:title>
          </chart:axis>
          <chart:series chart:attached-axis="primary-y" chart:style-name="ch10" chart:values-cell-range-address="log.B1:log.B500" loext:label-string="f_eployees" chart:class="chart:scatter">
            <chart:domain table:cell-range-address="log.A1:log.A500"/>
            <chart:data-point chart:repeated="500"/>
          </chart:series>
          <chart:series chart:attached-axis="primary-y" chart:style-name="ch11" chart:values-cell-range-address="log.G1:log.G2" loext:hide-legend="true" loext:label-string="separation1" chart:class="chart:scatter">
            <chart:domain table:cell-range-address="log.F1:log.F2"/>
            <chart:data-point chart:repeated="2"/>
          </chart:series>
          <chart:series chart:attached-axis="primary-y" chart:style-name="ch12" chart:values-cell-range-address="log.C1:log.C500" loext:label-string="f_students" chart:class="chart:scatter">
            <chart:data-point chart:repeated="500"/>
          </chart:series>
          <chart:series chart:attached-axis="secondary-y" chart:style-name="ch13" chart:values-cell-range-address="log.D1:log.D500" loext:label-string="f_sessad" chart:class="chart:scatter">
            <chart:data-point chart:repeated="5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_eployees</text:p>
              </table:table-cell>
              <table:table-cell office:value-type="string">
                <text:p>Column F</text:p>
              </table:table-cell>
              <table:table-cell office:value-type="string">
                <text:p>separation1</text:p>
              </table:table-cell>
              <table:table-cell office:value-type="string">
                <text:p>f_students</text:p>
              </table:table-cell>
              <table:table-cell office:value-type="string">
                <text:p>f_sess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og.A1:log.A500</svg:desc>
                </draw:g>
              </table:table-cell>
              <table:table-cell office:value-type="float" office:value="527.36">
                <text:p>527.36</text:p>
                <draw:g>
                  <svg:desc>log.B1:log.B500</svg:desc>
                </draw:g>
              </table:table-cell>
              <table:table-cell office:value-type="float" office:value="418">
                <text:p>418</text:p>
                <draw:g>
                  <svg:desc>log.F1:log.F2</svg:desc>
                </draw:g>
              </table:table-cell>
              <table:table-cell office:value-type="float" office:value="0">
                <text:p>0</text:p>
                <draw:g>
                  <svg:desc>log.G1:log.G2</svg:desc>
                </draw:g>
              </table:table-cell>
              <table:table-cell office:value-type="float" office:value="2">
                <text:p>2</text:p>
                <draw:g>
                  <svg:desc>log.C1:log.C500</svg:desc>
                </draw:g>
              </table:table-cell>
              <table:table-cell office:value-type="float" office:value="6894.995">
                <text:p>6894.995</text:p>
                <draw:g>
                  <svg:desc>log.D1:log.D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17.825">
                <text:p>517.825</text:p>
              </table:table-cell>
              <table:table-cell office:value-type="float" office:value="418">
                <text:p>418</text:p>
              </table:table-cell>
              <table:table-cell office:value-type="float" office:value="600">
                <text:p>600</text:p>
              </table:table-cell>
              <table:table-cell office:value-type="float" office:value="4">
                <text:p>4</text:p>
              </table:table-cell>
              <table:table-cell office:value-type="float" office:value="6913.664">
                <text:p>6913.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07.368">
                <text:p>507.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6902.964">
                <text:p>6902.9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01.812">
                <text:p>501.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6909.397">
                <text:p>6909.3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95.401">
                <text:p>495.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6909.574">
                <text:p>6909.5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86.22">
                <text:p>486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6915.904">
                <text:p>6915.9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75.433">
                <text:p>475.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6922.83">
                <text:p>6922.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61.307">
                <text:p>461.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6929.336">
                <text:p>6929.3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55.529">
                <text:p>455.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6931.985">
                <text:p>6931.9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06.246">
                <text:p>406.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6926.33">
                <text:p>6926.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01.531">
                <text:p>401.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6914.846">
                <text:p>6914.8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68.948">
                <text:p>368.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6909.19">
                <text:p>6909.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67.101">
                <text:p>367.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6920.674">
                <text:p>6920.6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64.569">
                <text:p>364.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6914.167">
                <text:p>6914.1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56.594">
                <text:p>356.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6902.005">
                <text:p>6902.0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37.391">
                <text:p>337.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6908.512">
                <text:p>6908.5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36.183">
                <text:p>336.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6920.674">
                <text:p>6920.6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79.821">
                <text:p>279.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6915.018">
                <text:p>6915.0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78.95">
                <text:p>278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6915.905">
                <text:p>6915.9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59.806">
                <text:p>259.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6910.885">
                <text:p>6910.8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35.689">
                <text:p>235.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6917.215">
                <text:p>6917.2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35.683">
                <text:p>235.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6917.016">
                <text:p>6917.0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3.007">
                <text:p>223.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6923.523">
                <text:p>6923.5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17.684">
                <text:p>217.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6942.191">
                <text:p>6942.1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95.046">
                <text:p>195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6934.15">
                <text:p>6934.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83.714">
                <text:p>183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6934.326">
                <text:p>6934.3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83.573">
                <text:p>183.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6933.439">
                <text:p>6933.4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81.36">
                <text:p>181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6945.601">
                <text:p>6945.6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77.624">
                <text:p>177.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  <table:table-cell office:value-type="float" office:value="6935.382">
                <text:p>6935.3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77.233">
                <text:p>177.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6927.568">
                <text:p>6927.5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71.477">
                <text:p>171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6925.32">
                <text:p>6925.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54.004">
                <text:p>154.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6943.779">
                <text:p>6943.7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48.207">
                <text:p>148.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6962.448">
                <text:p>6962.4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47.677">
                <text:p>147.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6957.918">
                <text:p>6957.9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35.854">
                <text:p>135.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6945.756">
                <text:p>6945.7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34.196">
                <text:p>134.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6939.458">
                <text:p>6939.4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34.196">
                <text:p>134.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6939.458">
                <text:p>6939.4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33.767">
                <text:p>133.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6940.137">
                <text:p>6940.1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32.994">
                <text:p>132.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941.024">
                <text:p>6941.0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32.908">
                <text:p>132.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6941.232">
                <text:p>6941.2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32.519">
                <text:p>132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6921.573">
                <text:p>6921.5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25.95">
                <text:p>125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6909.411">
                <text:p>6909.4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25.088">
                <text:p>125.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6908.884">
                <text:p>6908.8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25.088">
                <text:p>125.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6908.884">
                <text:p>6908.8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23.593">
                <text:p>123.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6908.884">
                <text:p>6908.8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17.359">
                <text:p>117.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6908.708">
                <text:p>6908.7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14.804">
                <text:p>114.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6921.079">
                <text:p>6921.0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14.413">
                <text:p>114.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6921.966">
                <text:p>6921.9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13.358">
                <text:p>113.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6903.297">
                <text:p>6903.2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13.318">
                <text:p>113.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6903.506">
                <text:p>6903.5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12.693">
                <text:p>112.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6903.506">
                <text:p>6903.5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12.318">
                <text:p>112.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6915.287">
                <text:p>6915.2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09.907">
                <text:p>109.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6927.272">
                <text:p>6927.2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05.598">
                <text:p>105.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6923.107">
                <text:p>6923.1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94.939">
                <text:p>94.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6905.07">
                <text:p>6905.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82.191">
                <text:p>82.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6832.157">
                <text:p>6832.1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82.191">
                <text:p>82.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6832.157">
                <text:p>6832.1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81.883">
                <text:p>81.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6830.059">
                <text:p>6830.0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81.639">
                <text:p>81.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6830.945">
                <text:p>6830.9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81.639">
                <text:p>81.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6830.945">
                <text:p>6830.9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81.639">
                <text:p>81.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6830.945">
                <text:p>6830.9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79.715">
                <text:p>79.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6843.107">
                <text:p>6843.1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79.687">
                <text:p>79.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6842.898">
                <text:p>6842.8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79.687">
                <text:p>79.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42.898">
                <text:p>6842.8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79.687">
                <text:p>79.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6842.898">
                <text:p>6842.8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79.16">
                <text:p>79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6840.605">
                <text:p>6840.6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78.298">
                <text:p>78.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41.111">
                <text:p>6841.1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78.135">
                <text:p>78.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40.576">
                <text:p>6840.5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74.603">
                <text:p>74.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52.738">
                <text:p>6852.7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4.603">
                <text:p>74.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6852.738">
                <text:p>6852.7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9.455">
                <text:p>69.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64.189">
                <text:p>6864.1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69.455">
                <text:p>69.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64.189">
                <text:p>6864.1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69.349">
                <text:p>69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6863.273">
                <text:p>6863.2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69.349">
                <text:p>69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63.273">
                <text:p>6863.2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9.049">
                <text:p>69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63.482">
                <text:p>6863.4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69.049">
                <text:p>69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63.482">
                <text:p>6863.4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68.489">
                <text:p>68.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945.428">
                <text:p>6945.4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68.489">
                <text:p>68.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945.428">
                <text:p>6945.4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68.489">
                <text:p>68.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945.428">
                <text:p>6945.4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68.488">
                <text:p>68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945.428">
                <text:p>6945.4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68.187">
                <text:p>68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946.316">
                <text:p>6946.3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66.921">
                <text:p>66.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955.138">
                <text:p>6955.1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59.817">
                <text:p>59.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946.316">
                <text:p>6946.3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59.102">
                <text:p>59.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939.809">
                <text:p>6939.8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59.074">
                <text:p>59.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940.018">
                <text:p>6940.0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59.074">
                <text:p>59.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940.018">
                <text:p>6940.0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59.074">
                <text:p>59.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940.018">
                <text:p>6940.0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57.544">
                <text:p>57.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932.023">
                <text:p>6932.0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57.543">
                <text:p>57.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931.814">
                <text:p>6931.8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57.543">
                <text:p>57.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6931.814">
                <text:p>6931.8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47.287">
                <text:p>47.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938.519">
                <text:p>6938.5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47.133">
                <text:p>47.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939.197">
                <text:p>6939.1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47.133">
                <text:p>47.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939.197">
                <text:p>6939.1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47.105">
                <text:p>47.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939.406">
                <text:p>6939.4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47.055">
                <text:p>47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939.583">
                <text:p>6939.5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47.055">
                <text:p>47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939.583">
                <text:p>6939.5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47.055">
                <text:p>47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939.583">
                <text:p>6939.5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47.055">
                <text:p>47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939.583">
                <text:p>6939.5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46.814">
                <text:p>46.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940.293">
                <text:p>6940.2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33.793">
                <text:p>33.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6882.162">
                <text:p>6882.1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33.62">
                <text:p>3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6880.241">
                <text:p>6880.2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33.62">
                <text:p>3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80.241">
                <text:p>6880.2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33.62">
                <text:p>3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80.241">
                <text:p>6880.2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33.62">
                <text:p>3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80.241">
                <text:p>6880.2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33.298">
                <text:p>33.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80.45">
                <text:p>6880.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33.124">
                <text:p>33.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81.128">
                <text:p>6881.1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33.124">
                <text:p>33.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81.128">
                <text:p>6881.1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33.124">
                <text:p>33.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81.128">
                <text:p>6881.1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32.878">
                <text:p>32.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81.337">
                <text:p>6881.3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32.878">
                <text:p>32.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81.337">
                <text:p>6881.3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32.878">
                <text:p>32.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81.337">
                <text:p>6881.3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32.878">
                <text:p>32.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81.337">
                <text:p>6881.3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32.731">
                <text:p>32.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80.929">
                <text:p>6880.9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32.731">
                <text:p>32.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80.929">
                <text:p>6880.92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32.603">
                <text:p>32.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80.72">
                <text:p>6880.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32.603">
                <text:p>32.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80.72">
                <text:p>6880.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32.603">
                <text:p>32.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80.72">
                <text:p>6880.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32.603">
                <text:p>32.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80.72">
                <text:p>6880.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32.603">
                <text:p>32.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80.72">
                <text:p>6880.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31.656">
                <text:p>31.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9.878">
                <text:p>6879.87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31.656">
                <text:p>31.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9.878">
                <text:p>6879.8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31.334">
                <text:p>31.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6880.055">
                <text:p>6880.0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31.008">
                <text:p>31.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6877.955">
                <text:p>6877.9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Long_20_Dot_20__28_Rounded_29_" draw:display-name="Long Dot (Rounded)" draw:style="round" draw:dots1="1" draw:dots1-length="1%" draw:distance="399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eeeeee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254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Long_20_Dot_20__28_Rounded_29_" svg:stroke-width="0.08cm" svg:stroke-color="#b2b2b2" svg:stroke-linecap="round" draw:fill-color="#b2b2b2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906cm" svg:height="14.098cm" xlink:href=".." xlink:type="simple" chart:class="chart:scatter" chart:style-name="ch1">
        <chart:legend chart:legend-position="end" svg:x="11.727cm" svg:y="0.578cm" style:legend-expansion="custom" svg:width="3.955cm" svg:height="2.628cm" style:legend-expansion-aspect-ratio="1.50494672754947" chart:style-name="ch2"/>
        <chart:plot-area chart:style-name="ch3" table:cell-range-address="log.A1:log.D1254 log.G5:log.G6 log.G1:log.G2" chart:data-source-has-labels="row" svg:x="1.583cm" svg:y="0.392cm" svg:width="15.129cm" svg:height="13.053cm">
          <chart:coordinate-region svg:x="2.39cm" svg:y="0.591cm" svg:width="13.329cm" svg:height="12.207cm"/>
          <chart:axis chart:dimension="x" chart:name="primary-x" chart:style-name="ch4">
            <chart:title svg:x="8.428cm" svg:y="13.538cm" chart:style-name="ch5">
              <text:p>Itérations</text:p>
            </chart:title>
          </chart:axis>
          <chart:axis chart:dimension="y" chart:name="primary-y" chart:style-name="ch6">
            <chart:title svg:x="0.665cm" svg:y="8.999cm" chart:style-name="ch7">
              <text:p>f_employees and f_students</text:p>
            </chart:title>
          </chart:axis>
          <chart:axis chart:dimension="y" chart:name="secondary-y" chart:style-name="ch8">
            <chart:title svg:x="17.07cm" svg:y="7.623cm" chart:style-name="ch7">
              <text:p>f_sessad</text:p>
            </chart:title>
          </chart:axis>
          <chart:series chart:attached-axis="primary-y" chart:style-name="ch9" chart:values-cell-range-address="log.B1:log.B1254" loext:label-string="f_eployees" chart:class="chart:scatter">
            <chart:domain table:cell-range-address="log.A1:log.A1254"/>
            <chart:data-point chart:repeated="1254"/>
          </chart:series>
          <chart:series chart:attached-axis="primary-y" chart:style-name="ch10" chart:values-cell-range-address="log.G5:log.G6" loext:hide-legend="true" loext:label-string="separation2" chart:class="chart:scatter">
            <chart:domain table:cell-range-address="log.F5:log.F6"/>
            <chart:data-point chart:repeated="2"/>
          </chart:series>
          <chart:series chart:attached-axis="primary-y" chart:style-name="ch10" chart:values-cell-range-address="log.G1:log.G2" loext:hide-legend="true" loext:label-string="separation1" chart:class="chart:scatter">
            <chart:domain table:cell-range-address="log.F1:log.F2"/>
            <chart:data-point chart:repeated="2"/>
          </chart:series>
          <chart:series chart:attached-axis="primary-y" chart:style-name="ch11" chart:values-cell-range-address="log.C1:log.C1254" loext:label-string="f_students" chart:class="chart:scatter">
            <chart:data-point chart:repeated="1254"/>
          </chart:series>
          <chart:series chart:attached-axis="secondary-y" chart:style-name="ch12" chart:values-cell-range-address="log.D1:log.D1254" loext:label-string="f_sessad" chart:class="chart:scatter">
            <chart:data-point chart:repeated="125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_eployees</text:p>
              </table:table-cell>
              <table:table-cell office:value-type="string">
                <text:p>Column F</text:p>
              </table:table-cell>
              <table:table-cell office:value-type="string">
                <text:p>separation2</text:p>
              </table:table-cell>
              <table:table-cell office:value-type="string">
                <text:p>Column F</text:p>
              </table:table-cell>
              <table:table-cell office:value-type="string">
                <text:p>separation1</text:p>
              </table:table-cell>
              <table:table-cell office:value-type="string">
                <text:p>f_students</text:p>
              </table:table-cell>
              <table:table-cell office:value-type="string">
                <text:p>f_sess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og.A1:log.A1254</svg:desc>
                </draw:g>
              </table:table-cell>
              <table:table-cell office:value-type="float" office:value="527.36">
                <text:p>527.36</text:p>
                <draw:g>
                  <svg:desc>log.B1:log.B1254</svg:desc>
                </draw:g>
              </table:table-cell>
              <table:table-cell office:value-type="float" office:value="836">
                <text:p>836</text:p>
                <draw:g>
                  <svg:desc>log.F5:log.F6</svg:desc>
                </draw:g>
              </table:table-cell>
              <table:table-cell office:value-type="float" office:value="0">
                <text:p>0</text:p>
                <draw:g>
                  <svg:desc>log.G5:log.G6</svg:desc>
                </draw:g>
              </table:table-cell>
              <table:table-cell office:value-type="float" office:value="418">
                <text:p>418</text:p>
                <draw:g>
                  <svg:desc>log.F1:log.F2</svg:desc>
                </draw:g>
              </table:table-cell>
              <table:table-cell office:value-type="float" office:value="0">
                <text:p>0</text:p>
                <draw:g>
                  <svg:desc>log.G1:log.G2</svg:desc>
                </draw:g>
              </table:table-cell>
              <table:table-cell office:value-type="float" office:value="2">
                <text:p>2</text:p>
                <draw:g>
                  <svg:desc>log.C1:log.C1254</svg:desc>
                </draw:g>
              </table:table-cell>
              <table:table-cell office:value-type="float" office:value="6894.995">
                <text:p>6894.995</text:p>
                <draw:g>
                  <svg:desc>log.D1:log.D12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17.825">
                <text:p>517.825</text:p>
              </table:table-cell>
              <table:table-cell office:value-type="float" office:value="836">
                <text:p>836</text:p>
              </table:table-cell>
              <table:table-cell office:value-type="float" office:value="600">
                <text:p>600</text:p>
              </table:table-cell>
              <table:table-cell office:value-type="float" office:value="418">
                <text:p>418</text:p>
              </table:table-cell>
              <table:table-cell office:value-type="float" office:value="600">
                <text:p>600</text:p>
              </table:table-cell>
              <table:table-cell office:value-type="float" office:value="4">
                <text:p>4</text:p>
              </table:table-cell>
              <table:table-cell office:value-type="float" office:value="6913.664">
                <text:p>6913.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07.368">
                <text:p>507.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6902.964">
                <text:p>6902.9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01.812">
                <text:p>501.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6909.397">
                <text:p>6909.3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95.401">
                <text:p>495.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6909.574">
                <text:p>6909.5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86.22">
                <text:p>486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6915.904">
                <text:p>6915.9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75.433">
                <text:p>475.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6922.83">
                <text:p>6922.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61.307">
                <text:p>461.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6929.336">
                <text:p>6929.3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55.529">
                <text:p>455.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6931.985">
                <text:p>6931.9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06.246">
                <text:p>406.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6926.33">
                <text:p>6926.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01.531">
                <text:p>401.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6914.846">
                <text:p>6914.8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68.948">
                <text:p>368.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6909.19">
                <text:p>6909.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67.101">
                <text:p>367.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6920.674">
                <text:p>6920.6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64.569">
                <text:p>364.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6914.167">
                <text:p>6914.1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56.594">
                <text:p>356.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6902.005">
                <text:p>6902.0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37.391">
                <text:p>337.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6908.512">
                <text:p>6908.5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36.183">
                <text:p>336.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6920.674">
                <text:p>6920.6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79.821">
                <text:p>279.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6915.018">
                <text:p>6915.0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78.95">
                <text:p>278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6915.905">
                <text:p>6915.9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59.806">
                <text:p>259.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6910.885">
                <text:p>6910.8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35.689">
                <text:p>235.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6917.215">
                <text:p>6917.2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35.683">
                <text:p>235.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6917.016">
                <text:p>6917.0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3.007">
                <text:p>223.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6923.523">
                <text:p>6923.5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17.684">
                <text:p>217.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6942.191">
                <text:p>6942.1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95.046">
                <text:p>195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6934.15">
                <text:p>6934.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83.714">
                <text:p>183.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6934.326">
                <text:p>6934.3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83.573">
                <text:p>183.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6933.439">
                <text:p>6933.4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81.36">
                <text:p>181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6945.601">
                <text:p>6945.6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77.624">
                <text:p>177.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  <table:table-cell office:value-type="float" office:value="6935.382">
                <text:p>6935.3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77.233">
                <text:p>177.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6927.568">
                <text:p>6927.5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71.477">
                <text:p>171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6925.32">
                <text:p>6925.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54.004">
                <text:p>154.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6943.779">
                <text:p>6943.7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48.207">
                <text:p>148.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6962.448">
                <text:p>6962.4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47.677">
                <text:p>147.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6957.918">
                <text:p>6957.9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35.854">
                <text:p>135.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6945.756">
                <text:p>6945.7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34.196">
                <text:p>134.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6939.458">
                <text:p>6939.4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34.196">
                <text:p>134.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6939.458">
                <text:p>6939.4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33.767">
                <text:p>133.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6940.137">
                <text:p>6940.1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32.994">
                <text:p>132.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941.024">
                <text:p>6941.0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32.908">
                <text:p>132.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6941.232">
                <text:p>6941.2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32.519">
                <text:p>132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6921.573">
                <text:p>6921.5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25.95">
                <text:p>125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6909.411">
                <text:p>6909.4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25.088">
                <text:p>125.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6908.884">
                <text:p>6908.8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25.088">
                <text:p>125.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6908.884">
                <text:p>6908.8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23.593">
                <text:p>123.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6908.884">
                <text:p>6908.8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17.359">
                <text:p>117.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6908.708">
                <text:p>6908.7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14.804">
                <text:p>114.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6921.079">
                <text:p>6921.0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14.413">
                <text:p>114.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6921.966">
                <text:p>6921.9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13.358">
                <text:p>113.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6903.297">
                <text:p>6903.2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13.318">
                <text:p>113.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6903.506">
                <text:p>6903.5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12.693">
                <text:p>112.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6903.506">
                <text:p>6903.5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12.318">
                <text:p>112.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6915.287">
                <text:p>6915.2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09.907">
                <text:p>109.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6927.272">
                <text:p>6927.2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05.598">
                <text:p>105.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6923.107">
                <text:p>6923.1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94.939">
                <text:p>94.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6905.07">
                <text:p>6905.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82.191">
                <text:p>82.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6832.157">
                <text:p>6832.1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82.191">
                <text:p>82.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6832.157">
                <text:p>6832.1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81.883">
                <text:p>81.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6830.059">
                <text:p>6830.0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81.639">
                <text:p>81.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6830.945">
                <text:p>6830.9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81.639">
                <text:p>81.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6830.945">
                <text:p>6830.9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81.639">
                <text:p>81.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6830.945">
                <text:p>6830.9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79.715">
                <text:p>79.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6843.107">
                <text:p>6843.1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79.687">
                <text:p>79.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6842.898">
                <text:p>6842.8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79.687">
                <text:p>79.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42.898">
                <text:p>6842.8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79.687">
                <text:p>79.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6842.898">
                <text:p>6842.8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79.16">
                <text:p>79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6840.605">
                <text:p>6840.6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78.298">
                <text:p>78.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41.111">
                <text:p>6841.1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78.135">
                <text:p>78.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40.576">
                <text:p>6840.5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74.603">
                <text:p>74.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52.738">
                <text:p>6852.7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4.603">
                <text:p>74.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6852.738">
                <text:p>6852.7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9.455">
                <text:p>69.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64.189">
                <text:p>6864.1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69.455">
                <text:p>69.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64.189">
                <text:p>6864.1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69.349">
                <text:p>69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6863.273">
                <text:p>6863.2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69.349">
                <text:p>69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63.273">
                <text:p>6863.2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9.049">
                <text:p>69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63.482">
                <text:p>6863.4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69.049">
                <text:p>69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63.482">
                <text:p>6863.4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68.489">
                <text:p>68.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945.428">
                <text:p>6945.4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68.489">
                <text:p>68.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945.428">
                <text:p>6945.4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68.489">
                <text:p>68.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945.428">
                <text:p>6945.4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68.488">
                <text:p>68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945.428">
                <text:p>6945.4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68.187">
                <text:p>68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946.316">
                <text:p>6946.3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66.921">
                <text:p>66.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955.138">
                <text:p>6955.1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59.817">
                <text:p>59.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946.316">
                <text:p>6946.3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59.102">
                <text:p>59.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939.809">
                <text:p>6939.8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59.074">
                <text:p>59.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940.018">
                <text:p>6940.0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59.074">
                <text:p>59.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940.018">
                <text:p>6940.0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59.074">
                <text:p>59.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940.018">
                <text:p>6940.0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57.544">
                <text:p>57.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932.023">
                <text:p>6932.0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57.543">
                <text:p>57.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931.814">
                <text:p>6931.8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57.543">
                <text:p>57.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6931.814">
                <text:p>6931.8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47.287">
                <text:p>47.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938.519">
                <text:p>6938.5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47.133">
                <text:p>47.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939.197">
                <text:p>6939.1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47.133">
                <text:p>47.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939.197">
                <text:p>6939.1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47.105">
                <text:p>47.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939.406">
                <text:p>6939.4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47.055">
                <text:p>47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939.583">
                <text:p>6939.5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47.055">
                <text:p>47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939.583">
                <text:p>6939.5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47.055">
                <text:p>47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939.583">
                <text:p>6939.5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47.055">
                <text:p>47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939.583">
                <text:p>6939.5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46.814">
                <text:p>46.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940.293">
                <text:p>6940.2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33.793">
                <text:p>33.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6882.162">
                <text:p>6882.1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33.62">
                <text:p>3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6880.241">
                <text:p>6880.2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33.62">
                <text:p>3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80.241">
                <text:p>6880.2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33.62">
                <text:p>3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80.241">
                <text:p>6880.2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33.62">
                <text:p>3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80.241">
                <text:p>6880.2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33.298">
                <text:p>33.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80.45">
                <text:p>6880.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33.124">
                <text:p>33.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81.128">
                <text:p>6881.1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33.124">
                <text:p>33.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81.128">
                <text:p>6881.1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33.124">
                <text:p>33.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81.128">
                <text:p>6881.1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32.878">
                <text:p>32.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81.337">
                <text:p>6881.3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32.878">
                <text:p>32.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81.337">
                <text:p>6881.3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32.878">
                <text:p>32.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81.337">
                <text:p>6881.3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32.878">
                <text:p>32.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81.337">
                <text:p>6881.3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32.731">
                <text:p>32.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80.929">
                <text:p>6880.9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32.731">
                <text:p>32.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80.929">
                <text:p>6880.92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32.603">
                <text:p>32.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80.72">
                <text:p>6880.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32.603">
                <text:p>32.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80.72">
                <text:p>6880.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32.603">
                <text:p>32.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80.72">
                <text:p>6880.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32.603">
                <text:p>32.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80.72">
                <text:p>6880.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32.603">
                <text:p>32.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80.72">
                <text:p>6880.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31.656">
                <text:p>31.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9.878">
                <text:p>6879.87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31.656">
                <text:p>31.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9.878">
                <text:p>6879.8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31.334">
                <text:p>31.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6880.055">
                <text:p>6880.0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31.008">
                <text:p>31.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6877.955">
                <text:p>6877.9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">
                <text:p>80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">
                <text:p>80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">
                <text:p>80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">
                <text:p>80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">
                <text:p>80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">
                <text:p>80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">
                <text:p>80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">
                <text:p>80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">
                <text:p>80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">
                <text:p>81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">
                <text:p>81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">
                <text:p>81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">
                <text:p>81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">
                <text:p>81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">
                <text:p>81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">
                <text:p>81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">
                <text:p>81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">
                <text:p>81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">
                <text:p>81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">
                <text:p>82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">
                <text:p>82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">
                <text:p>82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">
                <text:p>82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">
                <text:p>82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">
                <text:p>82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">
                <text:p>82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">
                <text:p>82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">
                <text:p>82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">
                <text:p>82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">
                <text:p>83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">
                <text:p>83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">
                <text:p>83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">
                <text:p>83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">
                <text:p>83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">
                <text:p>83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">
                <text:p>83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">
                <text:p>83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">
                <text:p>83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">
                <text:p>83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">
                <text:p>84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">
                <text:p>84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">
                <text:p>84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">
                <text:p>84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">
                <text:p>84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">
                <text:p>84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">
                <text:p>84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">
                <text:p>84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">
                <text:p>84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">
                <text:p>84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">
                <text:p>85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">
                <text:p>85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">
                <text:p>85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">
                <text:p>85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">
                <text:p>85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">
                <text:p>85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">
                <text:p>85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">
                <text:p>85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">
                <text:p>85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">
                <text:p>85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">
                <text:p>86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">
                <text:p>86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">
                <text:p>86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">
                <text:p>86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">
                <text:p>86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">
                <text:p>86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">
                <text:p>86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">
                <text:p>86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">
                <text:p>86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">
                <text:p>86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">
                <text:p>87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">
                <text:p>87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">
                <text:p>87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">
                <text:p>87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">
                <text:p>87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">
                <text:p>87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">
                <text:p>87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">
                <text:p>87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">
                <text:p>87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">
                <text:p>87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">
                <text:p>88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">
                <text:p>88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">
                <text:p>88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">
                <text:p>88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">
                <text:p>88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">
                <text:p>88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">
                <text:p>88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">
                <text:p>88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">
                <text:p>88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">
                <text:p>88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">
                <text:p>89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">
                <text:p>89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">
                <text:p>89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">
                <text:p>89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">
                <text:p>89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">
                <text:p>89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">
                <text:p>89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">
                <text:p>90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">
                <text:p>90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">
                <text:p>90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">
                <text:p>90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">
                <text:p>90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">
                <text:p>90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">
                <text:p>90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">
                <text:p>90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">
                <text:p>90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">
                <text:p>90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">
                <text:p>91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">
                <text:p>91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">
                <text:p>91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">
                <text:p>91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">
                <text:p>91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">
                <text:p>91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">
                <text:p>91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">
                <text:p>91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">
                <text:p>91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">
                <text:p>91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">
                <text:p>92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">
                <text:p>92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">
                <text:p>92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">
                <text:p>92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">
                <text:p>92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">
                <text:p>92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">
                <text:p>92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">
                <text:p>92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">
                <text:p>92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">
                <text:p>92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">
                <text:p>93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">
                <text:p>93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">
                <text:p>93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">
                <text:p>93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">
                <text:p>93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">
                <text:p>93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">
                <text:p>93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">
                <text:p>93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">
                <text:p>93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">
                <text:p>93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">
                <text:p>94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">
                <text:p>94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">
                <text:p>94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">
                <text:p>94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">
                <text:p>94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">
                <text:p>94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">
                <text:p>94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">
                <text:p>94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">
                <text:p>94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">
                <text:p>94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">
                <text:p>95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">
                <text:p>95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">
                <text:p>95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">
                <text:p>95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">
                <text:p>95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">
                <text:p>95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">
                <text:p>95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">
                <text:p>95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">
                <text:p>95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">
                <text:p>95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">
                <text:p>96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">
                <text:p>96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">
                <text:p>96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">
                <text:p>96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">
                <text:p>96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">
                <text:p>96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">
                <text:p>96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">
                <text:p>96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">
                <text:p>96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">
                <text:p>96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">
                <text:p>97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">
                <text:p>97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">
                <text:p>97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">
                <text:p>97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">
                <text:p>97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">
                <text:p>97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">
                <text:p>97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">
                <text:p>97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">
                <text:p>97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">
                <text:p>97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">
                <text:p>98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">
                <text:p>98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">
                <text:p>98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">
                <text:p>98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">
                <text:p>98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">
                <text:p>98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">
                <text:p>98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">
                <text:p>98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">
                <text:p>98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">
                <text:p>98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">
                <text:p>99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">
                <text:p>99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">
                <text:p>99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">
                <text:p>99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">
                <text:p>99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">
                <text:p>99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">
                <text:p>99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">
                <text:p>99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">
                <text:p>99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0">
                <text:p>100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1">
                <text:p>100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2">
                <text:p>100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3">
                <text:p>100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4">
                <text:p>100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5">
                <text:p>100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6">
                <text:p>100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7">
                <text:p>100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8">
                <text:p>100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09">
                <text:p>100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0">
                <text:p>101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1">
                <text:p>101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2">
                <text:p>101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3">
                <text:p>101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4">
                <text:p>101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5">
                <text:p>101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6">
                <text:p>101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7">
                <text:p>101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8">
                <text:p>101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19">
                <text:p>101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0">
                <text:p>102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1">
                <text:p>102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2">
                <text:p>102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3">
                <text:p>102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4">
                <text:p>102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5">
                <text:p>102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6">
                <text:p>102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7">
                <text:p>102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8">
                <text:p>102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29">
                <text:p>102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0">
                <text:p>103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1">
                <text:p>103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2">
                <text:p>103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3">
                <text:p>103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4">
                <text:p>103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5">
                <text:p>103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6">
                <text:p>103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7">
                <text:p>103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8">
                <text:p>103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39">
                <text:p>103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40">
                <text:p>104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1">
                <text:p>104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42">
                <text:p>104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43">
                <text:p>104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4">
                <text:p>104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5">
                <text:p>104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6">
                <text:p>104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47">
                <text:p>104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48">
                <text:p>104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49">
                <text:p>104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50">
                <text:p>105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51">
                <text:p>105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52">
                <text:p>105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53">
                <text:p>105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54">
                <text:p>105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55">
                <text:p>105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56">
                <text:p>105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57">
                <text:p>105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58">
                <text:p>105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59">
                <text:p>105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60">
                <text:p>106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61">
                <text:p>106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62">
                <text:p>106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63">
                <text:p>106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4">
                <text:p>106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65">
                <text:p>106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66">
                <text:p>106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67">
                <text:p>106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68">
                <text:p>106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69">
                <text:p>106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70">
                <text:p>107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71">
                <text:p>107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72">
                <text:p>107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73">
                <text:p>107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74">
                <text:p>107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75">
                <text:p>107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76">
                <text:p>107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77">
                <text:p>107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78">
                <text:p>107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79">
                <text:p>107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80">
                <text:p>108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81">
                <text:p>108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82">
                <text:p>108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83">
                <text:p>108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84">
                <text:p>108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85">
                <text:p>108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86">
                <text:p>108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87">
                <text:p>108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88">
                <text:p>108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89">
                <text:p>108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90">
                <text:p>109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91">
                <text:p>109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92">
                <text:p>109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93">
                <text:p>109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94">
                <text:p>109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95">
                <text:p>109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96">
                <text:p>109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97">
                <text:p>109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98">
                <text:p>109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099">
                <text:p>109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00">
                <text:p>110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01">
                <text:p>110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02">
                <text:p>110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03">
                <text:p>110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04">
                <text:p>110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05">
                <text:p>110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06">
                <text:p>110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07">
                <text:p>110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08">
                <text:p>110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09">
                <text:p>110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10">
                <text:p>111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11">
                <text:p>111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12">
                <text:p>111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13">
                <text:p>111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14">
                <text:p>111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15">
                <text:p>111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16">
                <text:p>111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17">
                <text:p>111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18">
                <text:p>111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19">
                <text:p>111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20">
                <text:p>112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21">
                <text:p>112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22">
                <text:p>112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23">
                <text:p>112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24">
                <text:p>112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25">
                <text:p>112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26">
                <text:p>112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27">
                <text:p>112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28">
                <text:p>112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29">
                <text:p>112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30">
                <text:p>113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31">
                <text:p>113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32">
                <text:p>113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33">
                <text:p>113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34">
                <text:p>113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35">
                <text:p>113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36">
                <text:p>113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37">
                <text:p>113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38">
                <text:p>113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39">
                <text:p>113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40">
                <text:p>114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41">
                <text:p>114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42">
                <text:p>114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43">
                <text:p>114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44">
                <text:p>114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45">
                <text:p>114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46">
                <text:p>114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47">
                <text:p>114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48">
                <text:p>114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49">
                <text:p>114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50">
                <text:p>115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51">
                <text:p>115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52">
                <text:p>115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53">
                <text:p>115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54">
                <text:p>115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55">
                <text:p>115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56">
                <text:p>115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57">
                <text:p>115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58">
                <text:p>115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59">
                <text:p>115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60">
                <text:p>116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61">
                <text:p>116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62">
                <text:p>116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63">
                <text:p>116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64">
                <text:p>116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65">
                <text:p>116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66">
                <text:p>116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67">
                <text:p>116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68">
                <text:p>116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69">
                <text:p>116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70">
                <text:p>117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71">
                <text:p>117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72">
                <text:p>117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73">
                <text:p>117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74">
                <text:p>117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75">
                <text:p>117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76">
                <text:p>117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77">
                <text:p>117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78">
                <text:p>117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79">
                <text:p>117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80">
                <text:p>118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81">
                <text:p>118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82">
                <text:p>118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83">
                <text:p>118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84">
                <text:p>118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85">
                <text:p>118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86">
                <text:p>118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87">
                <text:p>118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88">
                <text:p>118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89">
                <text:p>118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90">
                <text:p>119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91">
                <text:p>119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92">
                <text:p>119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93">
                <text:p>119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94">
                <text:p>119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95">
                <text:p>119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96">
                <text:p>119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97">
                <text:p>119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98">
                <text:p>119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199">
                <text:p>119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200">
                <text:p>120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01">
                <text:p>120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02">
                <text:p>120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03">
                <text:p>120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04">
                <text:p>120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05">
                <text:p>120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06">
                <text:p>120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07">
                <text:p>120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08">
                <text:p>120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09">
                <text:p>120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10">
                <text:p>121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11">
                <text:p>121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12">
                <text:p>121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13">
                <text:p>121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14">
                <text:p>121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15">
                <text:p>121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16">
                <text:p>121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17">
                <text:p>121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18">
                <text:p>121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19">
                <text:p>121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20">
                <text:p>122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21">
                <text:p>122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22">
                <text:p>122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23">
                <text:p>122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24">
                <text:p>122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25">
                <text:p>122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26">
                <text:p>122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27">
                <text:p>122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28">
                <text:p>122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29">
                <text:p>122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30">
                <text:p>123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31">
                <text:p>123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32">
                <text:p>123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33">
                <text:p>123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34">
                <text:p>123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35">
                <text:p>123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36">
                <text:p>123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37">
                <text:p>123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38">
                <text:p>123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39">
                <text:p>123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40">
                <text:p>124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41">
                <text:p>124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42">
                <text:p>124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43">
                <text:p>124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44">
                <text:p>1244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45">
                <text:p>1245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46">
                <text:p>1246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47">
                <text:p>1247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48">
                <text:p>1248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49">
                <text:p>1249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50">
                <text:p>1250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51">
                <text:p>1251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52">
                <text:p>1252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53">
                <text:p>1253</text:p>
              </table:table-cell>
              <table:table-cell office:value-type="float" office:value="30.956">
                <text:p>30.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877.746">
                <text:p>6877.7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Long_20_Dot_20__28_Rounded_29_" draw:display-name="Long Dot (Rounded)" draw:style="round" draw:dots1="1" draw:dots1-length="1%" draw:distance="399%"/>
  </office:styles>
</office:document-styles>
</file>